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OleObj4" manifest:media-type="application/octet-stream"/>
  <manifest:file-entry manifest:full-path="content.xml" manifest:media-type="text/xml"/>
  <manifest:file-entry manifest:full-path="ObjectReplacements/OleObj1" manifest:media-type=""/>
  <manifest:file-entry manifest:full-path="ObjectReplacements/OleObj2" manifest:media-type=""/>
  <manifest:file-entry manifest:full-path="ObjectReplacements/OleObj3" manifest:media-type=""/>
  <manifest:file-entry manifest:full-path="ObjectReplacements/OleObj4"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Arial" svg:font-family="Arial"/>
    <style:font-face style:name="Arial Black" svg:font-family="'Arial Black'"/>
    <style:font-face style:name="Calibri1" svg:font-family="Calibri"/>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6.263cm" fo:margin-left="0cm" table:align="left" style:may-break-between-rows="true"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A1"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ela1.C1" style:family="table-cell">
      <style:table-cell-properties fo:background-color="#ffffff" fo:padding-left="0.191cm" fo:padding-right="0.191cm" fo:padding-top="0cm" fo:padding-bottom="0cm" fo:border="0.5pt solid #000000" fo:vertical-align="top">
        <style:background-image/>
      </style:table-cell-properties>
    </style:style>
    <style:style style:name="Tabela1.A5" style:family="table-cell">
      <style:table-cell-properties fo:background-color="#ffffff" fo:padding-left="0.191cm" fo:padding-right="0.191cm" fo:padding-top="0cm" fo:padding-bottom="0cm" fo:border-left="0.5pt solid #000000" fo:border-right="0.05pt solid #000000" fo:border-top="0.05pt solid #000000" fo:border-bottom="0.5pt solid #000000" fo:vertical-align="top">
        <style:background-image/>
      </style:table-cell-properties>
    </style:style>
    <style:style style:name="Tabela1.C5" style:family="table-cell">
      <style:table-cell-properties fo:background-color="#ffffff" fo:padding-left="0.191cm" fo:padding-right="0.191cm" fo:padding-top="0cm" fo:padding-bottom="0cm" fo:border-left="0.5pt solid #000000" fo:border-right="0.5pt solid #000000" fo:border-top="0.05pt solid #000000" fo:border-bottom="0.5pt solid #000000" fo:vertical-align="top">
        <style:background-image/>
      </style:table-cell-properties>
    </style:style>
    <style:style style:name="Tabela2" style:family="table">
      <style:table-properties style:width="15.85cm" fo:margin-left="0cm" table:align="left" style:may-break-between-rows="true" style:writing-mode="lr-tb"/>
    </style:style>
    <style:style style:name="Tabela2.A" style:family="table-column">
      <style:table-column-properties style:column-width="7.913cm"/>
    </style:style>
    <style:style style:name="Tabela2.B" style:family="table-column">
      <style:table-column-properties style:column-width="7.938cm"/>
    </style:style>
    <style:style style:name="Tabela2.A1" style:family="table-cell">
      <style:table-cell-properties fo:background-color="#e6e6e6"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2.B1" style:family="table-cell">
      <style:table-cell-properties fo:background-color="#e6e6e6" fo:padding-left="0.123cm" fo:padding-right="0.123cm" fo:padding-top="0cm" fo:padding-bottom="0cm" fo:border="0.5pt solid #000000" fo:vertical-align="top">
        <style:background-image/>
      </style:table-cell-properties>
    </style:style>
    <style:style style:name="Tabela2.A2"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2.B2" style:family="table-cell">
      <style:table-cell-properties fo:background-color="#ffffff" fo:padding-left="0.123cm" fo:padding-right="0.123cm" fo:padding-top="0cm" fo:padding-bottom="0cm" fo:border="0.5pt solid #000000" fo:vertical-align="top">
        <style:background-image/>
      </style:table-cell-properties>
    </style:style>
    <style:style style:name="Tabela3" style:family="table">
      <style:table-properties style:width="15.628cm" fo:margin-left="0cm" table:align="left" style:may-break-between-rows="true"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3.B1" style:family="table-cell">
      <style:table-cell-properties fo:background-color="#ffffff" fo:padding-left="0.123cm" fo:padding-right="0.123cm" fo:padding-top="0cm" fo:padding-bottom="0cm" fo:border="0.5pt solid #000000" fo:vertical-align="top">
        <style:background-image/>
      </style:table-cell-properties>
    </style:style>
    <style:style style:name="Tabela4" style:family="table">
      <style:table-properties style:width="15.628cm" fo:margin-left="0cm" table:align="left" style:may-break-between-rows="true" style:writing-mode="lr-tb"/>
    </style:style>
    <style:style style:name="Tabela4.A" style:family="table-column">
      <style:table-column-properties style:column-width="2.99cm"/>
    </style:style>
    <style:style style:name="Tabela4.B" style:family="table-column">
      <style:table-column-properties style:column-width="12.638cm"/>
    </style:style>
    <style:style style:name="Tabela4.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4.B1" style:family="table-cell">
      <style:table-cell-properties fo:background-color="#ffffff" fo:padding-left="0.123cm" fo:padding-right="0.123cm" fo:padding-top="0cm" fo:padding-bottom="0cm" fo:border="0.5pt solid #000000" fo:vertical-align="top">
        <style:background-image/>
      </style:table-cell-properties>
    </style:style>
    <style:style style:name="Tabela5" style:family="table">
      <style:table-properties style:width="15.628cm" fo:margin-left="0cm" table:align="left" style:may-break-between-rows="true" style:writing-mode="lr-tb"/>
    </style:style>
    <style:style style:name="Tabela5.A" style:family="table-column">
      <style:table-column-properties style:column-width="2.99cm"/>
    </style:style>
    <style:style style:name="Tabela5.B" style:family="table-column">
      <style:table-column-properties style:column-width="12.638cm"/>
    </style:style>
    <style:style style:name="Tabela5.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5.B1" style:family="table-cell">
      <style:table-cell-properties fo:background-color="#ffffff" fo:padding-left="0.123cm" fo:padding-right="0.123cm" fo:padding-top="0cm" fo:padding-bottom="0cm" fo:border="0.5pt solid #000000" fo:vertical-align="top">
        <style:background-image/>
      </style:table-cell-properties>
    </style:style>
    <style:style style:name="Tabela6" style:family="table">
      <style:table-properties style:width="15.628cm" fo:margin-left="0cm" table:align="left" style:may-break-between-rows="true" style:writing-mode="lr-tb"/>
    </style:style>
    <style:style style:name="Tabela6.A" style:family="table-column">
      <style:table-column-properties style:column-width="2.99cm"/>
    </style:style>
    <style:style style:name="Tabela6.B" style:family="table-column">
      <style:table-column-properties style:column-width="12.638cm"/>
    </style:style>
    <style:style style:name="Tabela6.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6.B1" style:family="table-cell">
      <style:table-cell-properties fo:background-color="#ffffff" fo:padding-left="0.123cm" fo:padding-right="0.123cm" fo:padding-top="0cm" fo:padding-bottom="0cm" fo:border="0.5pt solid #000000" fo:vertical-align="top">
        <style:background-image/>
      </style:table-cell-properties>
    </style:style>
    <style:style style:name="Tabela7" style:family="table">
      <style:table-properties style:width="15.628cm" fo:margin-left="0cm" table:align="left" style:may-break-between-rows="true" style:writing-mode="lr-tb"/>
    </style:style>
    <style:style style:name="Tabela7.A" style:family="table-column">
      <style:table-column-properties style:column-width="2.99cm"/>
    </style:style>
    <style:style style:name="Tabela7.B" style:family="table-column">
      <style:table-column-properties style:column-width="12.638cm"/>
    </style:style>
    <style:style style:name="Tabela7.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7.B1" style:family="table-cell">
      <style:table-cell-properties fo:background-color="#ffffff" fo:padding-left="0.123cm" fo:padding-right="0.123cm" fo:padding-top="0cm" fo:padding-bottom="0cm" fo:border="0.5pt solid #000000" fo:vertical-align="top">
        <style:background-image/>
      </style:table-cell-properties>
    </style:style>
    <style:style style:name="Tabela8" style:family="table">
      <style:table-properties style:width="15.628cm" fo:margin-left="0cm" table:align="left" style:may-break-between-rows="true" style:writing-mode="lr-tb"/>
    </style:style>
    <style:style style:name="Tabela8.A" style:family="table-column">
      <style:table-column-properties style:column-width="2.99cm"/>
    </style:style>
    <style:style style:name="Tabela8.B" style:family="table-column">
      <style:table-column-properties style:column-width="12.638cm"/>
    </style:style>
    <style:style style:name="Tabela8.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8.B1" style:family="table-cell">
      <style:table-cell-properties fo:background-color="#ffffff" fo:padding-left="0.123cm" fo:padding-right="0.123cm" fo:padding-top="0cm" fo:padding-bottom="0cm" fo:border="0.5pt solid #000000" fo:vertical-align="top">
        <style:background-image/>
      </style:table-cell-properties>
    </style:style>
    <style:style style:name="Tabela9" style:family="table">
      <style:table-properties style:width="15.628cm" fo:margin-left="0cm" table:align="left" style:may-break-between-rows="true" style:writing-mode="lr-tb"/>
    </style:style>
    <style:style style:name="Tabela9.A" style:family="table-column">
      <style:table-column-properties style:column-width="2.99cm"/>
    </style:style>
    <style:style style:name="Tabela9.B" style:family="table-column">
      <style:table-column-properties style:column-width="12.638cm"/>
    </style:style>
    <style:style style:name="Tabela9.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9.B1" style:family="table-cell">
      <style:table-cell-properties fo:background-color="#ffffff" fo:padding-left="0.123cm" fo:padding-right="0.123cm" fo:padding-top="0cm" fo:padding-bottom="0cm" fo:border="0.5pt solid #000000" fo:vertical-align="top">
        <style:background-image/>
      </style:table-cell-properties>
    </style:style>
    <style:style style:name="Tabela10" style:family="table">
      <style:table-properties style:width="15.628cm" fo:margin-left="0cm" table:align="left" style:may-break-between-rows="true" style:writing-mode="lr-tb"/>
    </style:style>
    <style:style style:name="Tabela10.A" style:family="table-column">
      <style:table-column-properties style:column-width="2.99cm"/>
    </style:style>
    <style:style style:name="Tabela10.B" style:family="table-column">
      <style:table-column-properties style:column-width="12.638cm"/>
    </style:style>
    <style:style style:name="Tabela10.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10.B1" style:family="table-cell">
      <style:table-cell-properties fo:background-color="#ffffff" fo:padding-left="0.123cm" fo:padding-right="0.123cm" fo:padding-top="0cm" fo:padding-bottom="0cm" fo:border="0.5pt solid #000000" fo:vertical-align="top">
        <style:background-image/>
      </style:table-cell-properties>
    </style:style>
    <style:style style:name="Tabela11" style:family="table">
      <style:table-properties style:width="15.628cm" fo:margin-left="0cm" table:align="left" style:may-break-between-rows="true" style:writing-mode="lr-tb"/>
    </style:style>
    <style:style style:name="Tabela11.A" style:family="table-column">
      <style:table-column-properties style:column-width="2.99cm"/>
    </style:style>
    <style:style style:name="Tabela11.B" style:family="table-column">
      <style:table-column-properties style:column-width="12.638cm"/>
    </style:style>
    <style:style style:name="Tabela11.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11.B1" style:family="table-cell">
      <style:table-cell-properties fo:background-color="#ffffff" fo:padding-left="0.123cm" fo:padding-right="0.123cm" fo:padding-top="0cm" fo:padding-bottom="0cm" fo:border="0.5pt solid #000000" fo:vertical-align="top">
        <style:background-image/>
      </style:table-cell-properties>
    </style:style>
    <style:style style:name="P1" style:family="paragraph" style:parent-style-name="Standard">
      <style:paragraph-properties fo:margin-top="0.106cm" fo:margin-bottom="0.106cm" style:contextual-spacing="false" fo:line-height="100%" fo:text-align="center" style:justify-single-word="false"/>
    </style:style>
    <style:style style:name="P2" style:family="paragraph" style:parent-style-name="Standard">
      <style:paragraph-properties fo:line-height="100%" fo:text-align="start" style:justify-single-word="false"/>
    </style:style>
    <style:style style:name="P3" style:family="paragraph" style:parent-style-name="Standard">
      <style:paragraph-properties fo:margin-left="3.752cm" fo:margin-right="0cm" fo:margin-top="0.106cm" fo:margin-bottom="0.106cm" style:contextual-spacing="false" fo:line-height="100%" fo:text-align="start" style:justify-single-word="false" fo:text-indent="0cm" style:auto-text-indent="false"/>
    </style:style>
    <style:style style:name="P4" style:family="paragraph" style:parent-style-name="Standard">
      <style:paragraph-properties fo:margin-left="3.752cm" fo:margin-right="0cm" fo:margin-top="0.106cm" fo:margin-bottom="0.106cm" style:contextual-spacing="false" fo:line-height="100%" fo:text-align="justify" style:justify-single-word="false" fo:text-indent="0cm" style:auto-text-indent="false"/>
    </style:style>
    <style:style style:name="P5" style:family="paragraph" style:parent-style-name="Standard">
      <style:paragraph-properties fo:margin-top="0.212cm" fo:margin-bottom="0.212cm" style:contextual-spacing="false" fo:line-height="100%" fo:text-align="start" style:justify-single-word="false">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6" style:family="paragraph" style:parent-style-name="Standard">
      <style:paragraph-properties fo:margin-left="0.423cm" fo:margin-right="0cm" fo:line-height="100%" fo:text-align="start" style:justify-single-word="false" fo:text-indent="0cm" style:auto-text-indent="false">
        <style:tab-stops>
          <style:tab-stop style:position="0.827cm"/>
          <style:tab-stop style:position="15.558cm" style:leader-style="dotted" style:leader-text="."/>
          <style:tab-stop style:position="15.575cm" style:type="right" style:leader-style="dotted" style:leader-text="."/>
        </style:tab-stops>
      </style:paragraph-properties>
    </style:style>
    <style:style style:name="P7" style:family="paragraph" style:parent-style-name="Standard">
      <style:paragraph-properties fo:margin-left="0.847cm" fo:margin-right="0cm" fo:line-height="100%" fo:text-align="start" style:justify-single-word="false" fo:text-indent="0cm" style:auto-text-indent="false">
        <style:tab-stops>
          <style:tab-stop style:position="15.152cm" style:type="right" style:leader-style="dotted" style:leader-text="."/>
        </style:tab-stops>
      </style:paragraph-properties>
    </style:style>
    <style:style style:name="P8" style:family="paragraph" style:parent-style-name="Standard">
      <style:paragraph-properties fo:margin-top="0.423cm" fo:margin-bottom="0.212cm" style:contextual-spacing="false" fo:line-height="100%" fo:text-align="center" style:justify-single-word="false"/>
    </style:style>
    <style:style style:name="P9" style:family="paragraph" style:parent-style-name="Standard">
      <style:paragraph-properties fo:margin-top="0.423cm" fo:margin-bottom="0.212cm" style:contextual-spacing="false" fo:line-height="100%" fo:text-align="start" style:justify-single-word="false"/>
    </style:style>
    <style:style style:name="P10" style:family="paragraph" style:parent-style-name="Standard">
      <style:paragraph-properties fo:margin-left="0cm" fo:margin-right="0cm" fo:margin-top="0.106cm" fo:margin-bottom="0.106cm" style:contextual-spacing="false" fo:line-height="100%" fo:text-align="justify" style:justify-single-word="false" fo:text-indent="1.27cm" style:auto-text-indent="false"/>
    </style:style>
    <style:style style:name="P11"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style>
    <style:style style:name="P12" style:family="paragraph" style:parent-style-name="Standard">
      <style:paragraph-properties fo:margin-left="0cm" fo:margin-right="-0.953cm" fo:margin-top="0.635cm" fo:margin-bottom="0.423cm" style:contextual-spacing="false" fo:line-height="100%" fo:text-align="center" style:justify-single-word="false" fo:text-indent="0cm" style:auto-text-indent="false">
        <style:tab-stops>
          <style:tab-stop style:position="29591.663cm"/>
        </style:tab-stops>
      </style:paragraph-properties>
      <style:text-properties style:use-window-font-color="true" style:font-name="Arial Black" fo:font-size="36pt" fo:font-weight="normal" fo:background-color="transparent" style:font-name-asian="Arial Black" style:font-name-complex="Arial Black"/>
    </style:style>
    <style:style style:name="P13" style:family="paragraph" style:parent-style-name="Standard">
      <style:paragraph-properties fo:margin-top="0.106cm" fo:margin-bottom="0.106cm" style:contextual-spacing="false"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14" style:family="paragraph" style:parent-style-name="Standard">
      <style:paragraph-properties fo:margin-top="0.106cm" fo:margin-bottom="0.106cm" style:contextual-spacing="false"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paragraph-properties fo:margin-top="0.106cm" fo:margin-bottom="0.106cm" style:contextual-spacing="false" fo:line-height="100%" fo:text-align="center" style:justify-single-word="false"/>
      <style:text-properties style:use-window-font-color="true" style:font-name="Arial" fo:font-size="18pt" fo:font-weight="bold" fo:background-color="transparent" style:font-name-asian="Arial" style:font-name-complex="Arial"/>
    </style:style>
    <style:style style:name="P16" style:family="paragraph" style:parent-style-name="Standard">
      <style:paragraph-properties fo:margin-top="0.106cm" fo:margin-bottom="0.106cm" style:contextual-spacing="false" fo:line-height="100%" fo:text-align="center" style:justify-single-word="false"/>
      <style:text-properties style:use-window-font-color="true" style:font-name="Arial" fo:font-size="11pt" fo:font-weight="bold" fo:background-color="transparent" style:font-name-asian="Arial" style:font-name-complex="Arial"/>
    </style:style>
    <style:style style:name="P17" style:family="paragraph" style:parent-style-name="Standard">
      <style:paragraph-properties fo:margin-top="0.106cm" fo:margin-bottom="0.106cm" style:contextual-spacing="false" fo:line-height="100%" fo:text-align="start" style:justify-single-word="false"/>
      <style:text-properties style:use-window-font-color="true" style:font-name="Arial" fo:font-size="11pt" fo:font-weight="bold" fo:background-color="transparent" style:font-name-asian="Arial" style:font-name-complex="Arial"/>
    </style:style>
    <style:style style:name="P18" style:family="paragraph" style:parent-style-name="Standard">
      <style:paragraph-properties fo:margin-top="0.106cm" fo:margin-bottom="0.106cm" style:contextual-spacing="false" fo:line-height="100%" fo:text-align="justify" style:justify-single-word="false"/>
      <style:text-properties fo:color="#ff0000" style:font-name="Arial" fo:font-size="11pt" fo:font-style="italic" fo:font-weight="normal" fo:background-color="transparent" style:font-name-asian="Arial" style:font-name-complex="Arial"/>
    </style:style>
    <style:style style:name="P19" style:family="paragraph" style:parent-style-name="Standard">
      <style:paragraph-properties fo:margin-top="0.106cm" fo:margin-bottom="0.106cm" style:contextual-spacing="false" fo:line-height="100%" fo:text-align="justify" style:justify-single-word="false"/>
      <style:text-properties fo:color="#ff0000" style:font-name="Arial" fo:font-size="11pt" fo:font-weight="normal" fo:background-color="transparent" style:font-name-asian="Arial" style:font-name-complex="Arial"/>
    </style:style>
    <style:style style:name="P20" style:family="paragraph" style:parent-style-name="Standard">
      <style:paragraph-properties fo:margin-top="0.106cm" fo:margin-bottom="0.106cm" style:contextual-spacing="false" fo:line-height="100%" fo:text-align="start" style:justify-single-word="false"/>
      <style:text-properties fo:color="#0000ff" style:font-name="Arial" fo:font-size="11pt" fo:font-style="italic" fo:font-weight="normal" fo:background-color="transparent" style:font-name-asian="Arial" style:font-name-complex="Arial"/>
    </style:style>
    <style:style style:name="P21" style:family="paragraph" style:parent-style-name="Standard">
      <style:paragraph-properties fo:margin-top="0.212cm" fo:margin-bottom="0.106cm" style:contextual-spacing="false" fo:line-height="100%" fo:text-align="center" style:justify-single-word="false"/>
      <style:text-properties style:use-window-font-color="true" style:font-name="Arial" fo:font-size="24pt" fo:font-weight="bold" fo:background-color="transparent" style:font-name-asian="Arial" style:font-name-complex="Arial"/>
    </style:style>
    <style:style style:name="P22" style:family="paragraph" style:parent-style-name="Standard">
      <style:paragraph-properties fo:line-height="100%" fo:text-align="center" style:justify-single-word="false"/>
      <style:text-properties style:use-window-font-color="true" style:font-name="Arial" fo:font-size="11pt" fo:font-style="italic" fo:font-weight="bold" fo:background-color="transparent" style:font-name-asian="Arial" style:font-name-complex="Arial"/>
    </style:style>
    <style:style style:name="P23" style:family="paragraph" style:parent-style-name="Standard">
      <style:paragraph-properties fo:line-height="100%" fo:text-align="center" style:justify-single-word="false"/>
      <style:text-properties style:use-window-font-color="true" style:font-name="Arial" fo:font-size="10pt" fo:font-weight="bold" fo:background-color="transparent" style:font-name-asian="Arial" style:font-name-complex="Arial"/>
    </style:style>
    <style:style style:name="P24"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paragraph-properties fo:line-height="100%" fo:text-align="center" style:justify-single-word="false"/>
      <style:text-properties fo:color="#0000ff" style:font-name="Arial" fo:font-size="16pt" fo:font-style="italic" fo:font-weight="bold" fo:background-color="transparent" style:font-name-asian="Arial" style:font-name-complex="Arial"/>
    </style:style>
    <style:style style:name="P27" style:family="paragraph" style:parent-style-name="Standard">
      <style:paragraph-properties fo:line-height="100%" fo:text-align="start" style:justify-single-word="false"/>
      <style:text-properties fo:color="#000000" style:font-name="Calibri1" fo:font-size="11pt" fo:font-weight="normal" fo:background-color="transparent" style:font-name-asian="Calibri1" style:font-name-complex="Calibri1"/>
    </style:style>
    <style:style style:name="P28" style:family="paragraph" style:parent-style-name="Standard">
      <style:paragraph-properties fo:line-height="100%" fo:text-align="start" style:justify-single-word="false"/>
      <style:text-properties fo:color="#000000" style:font-name="Calibri1" fo:font-size="11pt" fo:font-weight="normal" officeooo:paragraph-rsid="00025c9b" fo:background-color="transparent" style:font-name-asian="Calibri1" style:font-name-complex="Calibri1"/>
    </style:style>
    <style:style style:name="P29" style:family="paragraph" style:parent-style-name="Standard">
      <style:paragraph-properties fo:line-height="100%" fo:text-align="center" style:justify-single-word="false"/>
    </style:style>
    <style:style style:name="P30" style:family="paragraph" style:parent-style-name="Standard">
      <style:paragraph-properties fo:margin-left="3.752cm" fo:margin-right="0cm" fo:margin-top="0.106cm" fo:margin-bottom="0.106cm" style:contextual-spacing="false" fo:line-height="100%"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paragraph-properties fo:margin-left="3.752cm" fo:margin-right="0cm" fo:margin-top="0.106cm" fo:margin-bottom="0.106cm" style:contextual-spacing="false" fo:line-height="100%"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paragraph-properties fo:margin-left="3.752cm" fo:margin-right="0cm" fo:margin-top="0.106cm" fo:margin-bottom="0.106cm" style:contextual-spacing="false" fo:line-height="100%" fo:text-align="justify" style:justify-single-word="false" fo:text-indent="0cm" style:auto-text-indent="false"/>
      <style:text-properties fo:color="#999999" style:font-name="Arial" fo:font-size="9pt" fo:font-weight="bold" fo:background-color="transparent" style:font-name-asian="Arial" style:font-name-complex="Arial"/>
    </style:style>
    <style:style style:name="P33" style:family="paragraph" style:parent-style-name="Standard">
      <style:paragraph-properties fo:margin-top="0.635cm" fo:margin-bottom="0.212cm" style:contextual-spacing="false" fo:line-height="100%" fo:text-align="justify" style:justify-single-word="false"/>
      <style:text-properties style:use-window-font-color="true" style:font-name="Arial" fo:font-size="14pt" fo:font-weight="bold" fo:background-color="transparent" style:font-name-asian="Arial" style:font-name-complex="Arial"/>
    </style:style>
    <style:style style:name="P34" style:family="paragraph" style:parent-style-name="Standard">
      <style:paragraph-properties fo:margin-top="0.212cm" fo:margin-bottom="0.212cm" style:contextual-spacing="false" fo:line-height="100%" fo:text-align="start" style:justify-single-word="false">
        <style:tab-stops>
          <style:tab-stop style:position="0.751cm"/>
          <style:tab-stop style:position="0.847cm"/>
          <style:tab-stop style:position="1cm"/>
          <style:tab-stop style:position="15.981cm" style:type="right" style:leader-style="dotted" style:leader-text="."/>
        </style:tab-stops>
      </style:paragraph-properties>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paragraph-properties fo:margin-top="0.423cm" fo:margin-bottom="0.212cm" style:contextual-spacing="false" fo:line-height="100%" fo:text-align="justify" style:justify-single-word="false"/>
      <style:text-properties style:use-window-font-color="true" style:font-name="Arial" fo:font-size="14pt" fo:font-weight="bold" fo:background-color="#f2f2f2" style:font-name-asian="Arial" style:font-name-complex="Arial"/>
    </style:style>
    <style:style style:name="P36" style:family="paragraph" style:parent-style-name="Standard">
      <style:paragraph-properties fo:margin-top="0.423cm" fo:margin-bottom="0.212cm" style:contextual-spacing="false"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paragraph-properties fo:margin-top="0.423cm" fo:margin-bottom="0.212cm" style:contextual-spacing="false" fo:line-height="100%" fo:text-align="center" style:justify-single-word="false"/>
      <style:text-properties fo:color="#0000ff" style:font-name="Arial" fo:font-size="11pt" fo:font-style="italic" fo:font-weight="bold" fo:background-color="transparent" style:font-name-asian="Arial" style:font-name-complex="Arial"/>
    </style:style>
    <style:style style:name="P38" style:family="paragraph" style:parent-style-name="Standard">
      <style:paragraph-properties fo:margin-top="0.423cm" fo:margin-bottom="0.212cm" style:contextual-spacing="false" fo:line-height="100%" fo:text-align="center" style:justify-single-word="false"/>
      <style:text-properties fo:color="#000000" style:font-name="Calibri1" fo:font-size="11pt" fo:font-weight="normal" fo:background-color="transparent" style:font-name-asian="Calibri1" style:font-name-complex="Calibri1"/>
    </style:style>
    <style:style style:name="P39" style:family="paragraph" style:parent-style-name="Standard">
      <style:paragraph-properties fo:margin-top="0.423cm" fo:margin-bottom="0.212cm" style:contextual-spacing="false" fo:line-height="100%" fo:text-align="center" style:justify-single-word="false"/>
    </style:style>
    <style:style style:name="P40" style:family="paragraph" style:parent-style-name="Standard">
      <style:paragraph-properties fo:margin-top="0.423cm" fo:margin-bottom="0.212cm" style:contextual-spacing="false" fo:line-height="100%" fo:text-align="center" style:justify-single-word="false"/>
      <style:text-properties officeooo:paragraph-rsid="00025c9b"/>
    </style:style>
    <style:style style:name="P41" style:family="paragraph" style:parent-style-name="Standard">
      <style:paragraph-properties fo:margin-top="0.423cm" fo:margin-bottom="0.106cm" style:contextual-spacing="false" fo:line-height="100%" fo:text-align="justify" style:justify-single-word="false"/>
      <style:text-properties style:use-window-font-color="true" style:font-name="Arial" fo:font-size="13pt" fo:font-weight="bold" fo:background-color="transparent" style:font-name-asian="Arial" style:font-name-complex="Arial"/>
    </style:style>
    <style:style style:name="P42" style:family="paragraph" style:parent-style-name="Standard">
      <style:paragraph-properties fo:margin-top="0.423cm" fo:margin-bottom="0.106cm" style:contextual-spacing="false" fo:line-height="100%" fo:text-align="justify" style:justify-single-word="false"/>
      <style:text-properties style:use-window-font-color="true" style:font-name="Arial" fo:font-size="11pt" fo:font-weight="bold" fo:background-color="transparent" style:font-name-asian="Arial" style:font-name-complex="Arial"/>
    </style:style>
    <style:style style:name="P43" style:family="paragraph" style:parent-style-name="Standard">
      <style:paragraph-properties fo:margin-top="0.423cm" fo:margin-bottom="0.106cm" style:contextual-spacing="false"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paragraph-properties fo:margin-left="0cm" fo:margin-right="0cm" fo:margin-top="0.106cm" fo:margin-bottom="0.106cm" style:contextual-spacing="false" fo:line-height="100%" fo:text-align="justify" style:justify-single-word="false" fo:text-indent="1.27cm" style:auto-text-indent="false"/>
      <style:text-properties fo:color="#0000ff" style:font-name="Arial" fo:font-size="11pt" fo:font-style="italic" fo:font-weight="normal" fo:background-color="transparent" style:font-name-asian="Arial" style:font-name-complex="Arial"/>
    </style:style>
    <style:style style:name="P45" style:family="paragraph" style:parent-style-name="Standard">
      <style:paragraph-properties fo:margin-left="0cm" fo:margin-right="0cm" fo:margin-top="0.106cm" fo:margin-bottom="0.106cm" style:contextual-spacing="false" fo:line-height="100%" fo:text-align="justify" style:justify-single-word="false" fo:text-indent="1.27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paragraph-properties fo:margin-left="0cm" fo:margin-right="0cm" fo:margin-top="0.106cm" fo:margin-bottom="0.106cm" style:contextual-spacing="false" fo:line-height="100%" fo:text-align="justify" style:justify-single-word="false" fo:text-indent="1.27cm" style:auto-text-indent="false"/>
      <style:text-properties style:use-window-font-color="true" style:font-name="Arial" fo:font-size="11pt" fo:font-weight="normal" fo:background-color="transparent" style:font-name-asian="Arial" style:font-name-complex="Arial"/>
    </style:style>
    <style:style style:name="P47" style:family="paragraph" style:parent-style-name="Standard">
      <style:paragraph-properties fo:margin-left="0.76cm" fo:margin-right="0cm" fo:margin-top="0.423cm" fo:margin-bottom="0.212cm" style:contextual-spacing="false" fo:line-height="100%" fo:text-align="justify" style:justify-single-word="false" fo:text-indent="-0.76cm" style:auto-text-indent="false"/>
      <style:text-properties style:use-window-font-color="true" style:font-name="Arial" fo:font-size="14pt" fo:font-weight="bold" fo:background-color="#f2f2f2" style:font-name-asian="Arial" style:font-name-complex="Arial"/>
    </style:style>
    <style:style style:name="P48" style:family="paragraph" style:parent-style-name="Standard">
      <style:paragraph-properties fo:margin-left="0cm" fo:margin-right="0cm" fo:margin-top="0.106cm" fo:margin-bottom="0.106cm" style:contextual-spacing="false" fo:line-height="100%" fo:text-align="justify" style:justify-single-word="false" fo:text-indent="0.76cm" style:auto-text-indent="false"/>
      <style:text-properties style:use-window-font-color="true" style:font-name="Arial" fo:font-size="11pt" fo:font-weight="normal" fo:background-color="transparent" style:font-name-asian="Arial" style:font-name-complex="Arial"/>
    </style:style>
    <style:style style:name="P49" style:family="paragraph" style:parent-style-name="Standard">
      <style:paragraph-properties fo:margin-left="0cm" fo:margin-right="0cm" fo:margin-top="0.106cm" fo:margin-bottom="0.106cm" style:contextual-spacing="false" fo:line-height="100%" fo:text-align="justify" style:justify-single-word="false" fo:text-indent="0.76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paragraph-properties fo:margin-left="0.06cm" fo:margin-right="0cm" fo:line-height="100%" fo:text-align="center" style:justify-single-word="false" fo:text-indent="0cm" style:auto-text-indent="false"/>
      <style:text-properties fo:color="#0000ff" style:font-name="Arial" fo:font-size="10pt" fo:font-style="italic" fo:font-weight="normal" fo:background-color="transparent" style:font-name-asian="Arial" style:font-name-complex="Arial"/>
    </style:style>
    <style:style style:name="P51" style:family="paragraph" style:parent-style-name="Standard">
      <style:paragraph-properties fo:margin-left="0.751cm" fo:margin-right="0cm" fo:margin-top="0.106cm" fo:margin-bottom="0.106cm" style:contextual-spacing="false" fo:line-height="100%"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paragraph-properties fo:margin-left="0.751cm" fo:margin-right="0cm" fo:margin-top="0.106cm" fo:margin-bottom="0.106cm" style:contextual-spacing="false" fo:line-height="100%" fo:text-align="center"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 fo:font-size="11pt" fo:font-weight="bold" fo:background-color="transparent" style:font-name-asian="Arial" style:font-name-complex="Arial"/>
    </style:style>
    <style:style style:name="P55"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 fo:font-size="11pt" fo:font-weight="bold" officeooo:paragraph-rsid="00025c9b" fo:background-color="transparent" style:font-name-asian="Arial" style:font-name-complex="Arial"/>
    </style:style>
    <style:style style:name="P56"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fo:color="#0000ff" style:font-name="Arial" fo:font-size="11pt" fo:font-style="italic" fo:font-weight="normal" fo:background-color="transparent" style:font-name-asian="Arial" style:font-name-complex="Arial"/>
    </style:style>
    <style:style style:name="P57" style:family="paragraph" style:parent-style-name="Standard" style:list-style-name="L1">
      <style:paragraph-properties fo:margin-left="-0.635cm" fo:margin-right="0cm" fo:line-height="100%"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58" style:family="paragraph" style:parent-style-name="Standard" style:list-style-name="L2">
      <style:paragraph-properties fo:margin-left="-0.635cm" fo:margin-right="0cm" fo:line-height="100%"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59" style:family="paragraph" style:parent-style-name="Standard" style:list-style-name="L3">
      <style:paragraph-properties fo:margin-left="-0.635cm" fo:margin-right="0cm" fo:line-height="100%"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60" style:family="paragraph" style:parent-style-name="Standard" style:list-style-name="L4">
      <style:paragraph-properties fo:margin-left="-0.635cm" fo:margin-right="0cm" fo:line-height="100%"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61" style:family="paragraph" style:parent-style-name="Standard" style:list-style-name="L5">
      <style:paragraph-properties fo:margin-left="-0.635cm" fo:margin-right="0cm" fo:line-height="100%"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62"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 fo:font-size="11pt" fo:font-weight="bold" fo:background-color="transparent" style:font-name-asian="Arial" style:font-name-complex="Arial"/>
    </style:style>
    <style:style style:name="P63"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fo:color="#000000" style:font-name="Calibri1" fo:font-size="11pt" fo:font-weight="normal" fo:background-color="transparent" style:font-name-asian="Calibri1" style:font-name-complex="Calibri1"/>
    </style:style>
    <style:style style:name="P65" style:family="paragraph" style:parent-style-name="Standard">
      <style:paragraph-properties fo:margin-left="1.501cm" fo:margin-right="0cm" fo:margin-top="0.106cm" fo:margin-bottom="0.106cm" style:contextual-spacing="false" fo:line-height="100%" fo:text-align="justify" style:justify-single-word="false" fo:text-indent="0cm" style:auto-text-indent="false"/>
      <style:text-properties fo:color="#0000ff" style:font-name="Arial" fo:font-size="11pt" fo:font-style="italic" fo:font-weight="normal" fo:background-color="transparent" style:font-name-asian="Arial" style:font-name-complex="Arial"/>
    </style:style>
    <style:style style:name="P66" style:family="paragraph" style:parent-style-name="Standard">
      <style:paragraph-properties fo:margin-left="1.501cm" fo:margin-right="0cm" fo:margin-top="0.106cm" fo:margin-bottom="0.106cm" style:contextual-spacing="false" fo:line-height="100%" fo:text-align="justify" style:justify-single-word="false" fo:text-indent="0cm" style:auto-text-indent="false"/>
      <style:text-properties style:use-window-font-color="true" style:font-name="Arial" fo:font-size="11pt" fo:font-style="italic" fo:font-weight="normal" fo:background-color="transparent" style:font-name-asian="Arial" style:font-name-complex="Arial"/>
    </style:style>
    <style:style style:name="P67" style:family="paragraph" style:parent-style-name="Standard">
      <style:paragraph-properties fo:margin-left="0.794cm" fo:margin-right="0cm" fo:margin-top="0.106cm" fo:margin-bottom="0.106cm" style:contextual-spacing="false" fo:line-height="100%"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normal" fo:background-color="transparent" style:font-name-asian="Calibri1" style:font-name-complex="Calibri1"/>
    </style:style>
    <style:style style:name="T2" style:family="text">
      <style:text-properties style:use-window-font-color="true" style:font-name="Arial" fo:font-size="11pt" fo:font-style="italic" fo:font-weight="bold" fo:background-color="transparent" style:font-name-asian="Arial" style:font-name-complex="Arial"/>
    </style:style>
    <style:style style:name="T3" style:family="text">
      <style:text-properties style:use-window-font-color="true" style:font-name="Arial" fo:font-size="11pt" fo:font-style="italic" fo:font-weight="normal" fo:background-color="transparent" style:font-name-asian="Arial" style:font-name-complex="Arial"/>
    </style:style>
    <style:style style:name="T4" style:family="text">
      <style:text-properties style:use-window-font-color="true" style:font-name="Arial" fo:font-size="11pt" fo:font-weight="bold" fo:background-color="transparent" style:font-name-asian="Arial" style:font-name-complex="Arial"/>
    </style:style>
    <style:style style:name="T5" style:family="text">
      <style:text-properties style:use-window-font-color="true" style:font-name="Arial" fo:font-size="11pt" fo:font-weight="normal" fo:background-color="transparent" style:font-name-asian="Arial" style:font-name-complex="Arial"/>
    </style:style>
    <style:style style:name="T6" style:family="text">
      <style:text-properties style:use-window-font-color="true" style:font-name="Arial" fo:font-size="11pt" fo:font-weight="normal" officeooo:rsid="00025c9b" fo:background-color="transparent" style:font-name-asian="Arial" style:font-name-complex="Arial"/>
    </style:style>
    <style:style style:name="T7" style:family="text">
      <style:text-properties style:use-window-font-color="true" style:font-name="Arial" fo:font-size="16pt" fo:font-weight="bold" fo:background-color="transparent" style:font-name-asian="Arial" style:font-name-complex="Arial"/>
    </style:style>
    <style:style style:name="T8" style:family="text">
      <style:text-properties style:use-window-font-color="true" style:font-name="Arial" fo:font-size="10pt" fo:font-style="italic" fo:font-weight="normal" fo:background-color="transparent" style:font-name-asian="Arial" style:font-name-complex="Arial"/>
    </style:style>
    <style:style style:name="T9" style:family="text">
      <style:text-properties fo:color="#0000ff" style:font-name="Arial" fo:font-size="20pt" fo:font-style="italic" fo:font-weight="bold" fo:background-color="transparent" style:font-name-asian="Arial" style:font-name-complex="Arial"/>
    </style:style>
    <style:style style:name="T10" style:family="text">
      <style:text-properties fo:color="#0000ff" style:font-name="Arial" fo:font-size="20pt" fo:font-style="italic" fo:font-weight="bold" officeooo:rsid="00025c9b" fo:background-color="transparent" style:font-name-asian="Arial" style:font-name-complex="Arial"/>
    </style:style>
    <style:style style:name="T11" style:family="text">
      <style:text-properties fo:color="#0000ff" style:font-name="Arial" fo:font-size="16pt" fo:font-style="italic" fo:font-weight="bold" fo:background-color="transparent" style:font-name-asian="Arial" style:font-name-complex="Arial"/>
    </style:style>
    <style:style style:name="T12" style:family="text">
      <style:text-properties fo:color="#0000ff" style:font-name="Arial" fo:font-size="11pt" fo:font-weight="normal" fo:background-color="transparent" style:font-name-asian="Arial" style:font-name-complex="Arial"/>
    </style:style>
    <style:style style:name="T13" style:family="text">
      <style:text-properties fo:color="#0000ff" style:font-name="Arial" fo:font-size="11pt" fo:font-style="italic" fo:font-weight="normal" fo:background-color="transparent" style:font-name-asian="Arial" style:font-name-complex="Arial"/>
    </style:style>
    <style:style style:name="T14" style:family="text">
      <style:text-properties fo:color="#0000ff" style:font-name="Arial" fo:font-size="11pt" fo:font-style="italic" fo:font-weight="normal" officeooo:rsid="00025c9b" fo:background-color="transparent" style:font-name-asian="Arial" style:font-name-complex="Arial"/>
    </style:style>
    <style:style style:name="T15" style:family="text">
      <style:text-properties fo:color="#0000ff" style:font-name="Arial" fo:font-size="11pt" fo:font-style="italic" fo:font-weight="bold" fo:background-color="transparent" style:font-name-asian="Arial" style:font-name-complex="Arial"/>
    </style:style>
    <style:style style:name="T16" style:family="text">
      <style:text-properties fo:color="#0000ff" style:font-name="Arial" fo:font-size="11pt" fo:font-style="italic" fo:font-weight="bold" officeooo:rsid="00025c9b" fo:background-color="transparent" style:font-name-asian="Arial" style:font-name-complex="Arial"/>
    </style:style>
    <style:style style:name="T17" style:family="text">
      <style:text-properties fo:color="#0000ff" style:font-name="Arial" fo:font-size="10pt" fo:font-style="italic"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18" style:family="text">
      <style:text-properties fo:color="#0000ff" style:font-name="Arial" fo:font-size="10pt" fo:font-style="italic"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text:display="none"/>
    </style:style>
    <style:style style:name="T19" style:family="text">
      <style:text-properties fo:color="#ff0000" style:font-name="Arial" fo:font-size="11pt" fo:font-weight="normal" fo:background-color="transparent" style:font-name-asian="Arial" style:font-name-complex="Arial"/>
    </style:style>
    <style:style style:name="T20" style:family="text">
      <style:text-properties fo:text-transform="uppercase" fo:color="#0000ff" style:font-name="Arial" fo:font-size="10pt" style:text-underline-style="solid" style:text-underline-width="auto" style:text-underline-color="font-color" fo:font-weight="bold" style:text-underline-mode="continuous" style:text-overline-mode="continuous" style:text-line-through-mode="continuous" fo:background-color="transparent" style:font-name-asian="Arial" style:font-name-complex="Arial"/>
    </style:style>
    <style:style style:name="T21" style:family="text">
      <style:text-properties fo:text-transform="uppercase" style:use-window-font-color="true" style:font-name="Arial" fo:font-size="10pt" fo:font-weight="bold" fo:background-color="transparent" style:font-name-asian="Arial" style:font-name-complex="Arial"/>
    </style:style>
    <style:style style:name="T22" style:family="text">
      <style:text-properties fo:font-variant="small-caps" fo:color="#0000ff" style:font-name="Arial" fo:font-size="10pt"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23" style:family="text">
      <style:text-properties fo:font-variant="small-caps" style:use-window-font-color="true" style:font-name="Arial" fo:font-size="10pt" fo:font-weight="normal" fo:background-color="transparent" style:font-name-asian="Arial" style:font-name-complex="Arial"/>
    </style:style>
    <style:style style:name="T24" style:family="text">
      <style:text-properties fo:color="#000000" style:font-name="Calibri1" fo:font-size="11pt" fo:font-weight="normal" fo:background-color="transparent" style:font-name-asian="Calibri1" style:font-name-complex="Calibri1"/>
    </style:style>
    <style:style style:name="T25" style:family="text">
      <style:text-properties fo:color="#000000" style:font-name="Arial" fo:font-size="20pt" fo:font-style="italic" fo:font-weight="bold" officeooo:rsid="00025c9b" fo:background-color="transparent" style:font-name-asian="Arial" style:font-name-complex="Arial"/>
    </style:style>
    <style:style style:name="T26" style:family="text">
      <style:text-properties officeooo:rsid="00025c9b"/>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ocumento de Especificação de Projeto</text:p>
      <text:p text:style-name="P13"/>
      <text:p text:style-name="P13"/>
      <text:p text:style-name="P13"/>
      <text:p text:style-name="P13"/>
      <text:p text:style-name="P21">Projeto de Software</text:p>
      <text:p text:style-name="P22">Disciplina PI33A – Primeiro Semestre – 2013.<text:line-break/>Professor Aretha Alencar<text:line-break/>UTFPR – Universidade Tecnológica Federal do Paraná – Campus Campo Mourão</text:p>
      <text:p text:style-name="P13"/>
      <text:p text:style-name="P24"/>
      <text:p text:style-name="P13"/>
      <text:p text:style-name="P13"/>
      <text:p text:style-name="P13"/>
      <text:p text:style-name="P13"/>
      <text:p text:style-name="P13"/>
      <text:p text:style-name="P1"><text:span text:style-name="T25">Projeto:</text:span><text:span text:style-name="T10"> Sistema</text:span><text:span text:style-name="T9"> de Natação</text:span></text:p>
      <text:p text:style-name="P29"><text:span text:style-name="T7">Equipe: </text:span><text:span text:style-name="T11">danielelyma@gmail.com</text:span></text:p>
      <text:p text:style-name="P26"><text:s text:c="15"/>d.delaporte@hotmail.com</text:p>
      <text:p text:style-name="P13"/>
      <text:p text:style-name="P15">HISTÓRICO DE REVISÕES</text:p>
      <text:p text:style-name="P14"/>
      <table:table table:name="Tabela1" table:style-name="Tabela1">
        <table:table-column table:style-name="Tabela1.A" table:number-columns-repeated="2"/>
        <table:table-column table:style-name="Tabela1.C"/>
        <table:table-row>
          <table:table-cell table:style-name="Tabela1.A1" office:value-type="string">
            <text:p text:style-name="P16">Nome da alteração</text:p>
          </table:table-cell>
          <table:table-cell table:style-name="Tabela1.A1" office:value-type="string">
            <text:p text:style-name="P16">Responsável</text:p>
          </table:table-cell>
          <table:table-cell table:style-name="Tabela1.C1" office:value-type="string">
            <text:p text:style-name="P16">Data</text:p>
          </table:table-cell>
        </table:table-row>
        <table:table-row>
          <table:table-cell table:style-name="Tabela1.A1" office:value-type="string">
            <text:p text:style-name="P16">Versão 1.0</text:p>
          </table:table-cell>
          <table:table-cell table:style-name="Tabela1.A1" office:value-type="string">
            <text:p text:style-name="P16">Daniele</text:p>
          </table:table-cell>
          <table:table-cell table:style-name="Tabela1.C1" office:value-type="string">
            <text:p text:style-name="P16">06/06/13</text:p>
          </table:table-cell>
        </table:table-row>
        <table:table-row>
          <table:table-cell table:style-name="Tabela1.A1" office:value-type="string">
            <text:p text:style-name="P16">Versão 1.1</text:p>
          </table:table-cell>
          <table:table-cell table:style-name="Tabela1.A1" office:value-type="string">
            <text:p text:style-name="P16">Daniel</text:p>
          </table:table-cell>
          <table:table-cell table:style-name="Tabela1.C1" office:value-type="string">
            <text:p text:style-name="P16">08/06/13</text:p>
          </table:table-cell>
        </table:table-row>
        <table:table-row>
          <table:table-cell table:style-name="Tabela1.A1" office:value-type="string">
            <text:p text:style-name="P16">Versão 1.2</text:p>
          </table:table-cell>
          <table:table-cell table:style-name="Tabela1.A1" office:value-type="string">
            <text:p text:style-name="P16">Daniel</text:p>
          </table:table-cell>
          <table:table-cell table:style-name="Tabela1.C1" office:value-type="string">
            <text:p text:style-name="P16">10/06/13</text:p>
          </table:table-cell>
        </table:table-row>
        <table:table-row>
          <table:table-cell table:style-name="Tabela1.A5" office:value-type="string">
            <text:p text:style-name="P16">Versão1.3</text:p>
          </table:table-cell>
          <table:table-cell table:style-name="Tabela1.A5" office:value-type="string">
            <text:p text:style-name="P16">Daniele/Daniel</text:p>
          </table:table-cell>
          <table:table-cell table:style-name="Tabela1.C5" office:value-type="string">
            <text:p text:style-name="P16">13/06/13</text:p>
          </table:table-cell>
        </table:table-row>
        <table:table-row>
          <table:table-cell table:style-name="Tabela1.A5" office:value-type="string">
            <text:p text:style-name="P14"/>
          </table:table-cell>
          <table:table-cell table:style-name="Tabela1.A5" office:value-type="string">
            <text:p text:style-name="P14"/>
          </table:table-cell>
          <table:table-cell table:style-name="Tabela1.C5" office:value-type="string">
            <text:p text:style-name="P14"/>
          </table:table-cell>
        </table:table-row>
        <table:table-row>
          <table:table-cell table:style-name="Tabela1.A5" office:value-type="string">
            <text:p text:style-name="P14"/>
          </table:table-cell>
          <table:table-cell table:style-name="Tabela1.A5" office:value-type="string">
            <text:p text:style-name="P14"/>
          </table:table-cell>
          <table:table-cell table:style-name="Tabela1.C5" office:value-type="string">
            <text:p text:style-name="P14"/>
          </table:table-cell>
        </table:table-row>
        <table:table-row>
          <table:table-cell table:style-name="Tabela1.A5" office:value-type="string">
            <text:p text:style-name="P14"/>
          </table:table-cell>
          <table:table-cell table:style-name="Tabela1.A5" office:value-type="string">
            <text:p text:style-name="P14"/>
          </table:table-cell>
          <table:table-cell table:style-name="Tabela1.C5" office:value-type="string">
            <text:p text:style-name="P14"/>
          </table:table-cell>
        </table:table-row>
        <table:table-row>
          <table:table-cell table:style-name="Tabela1.A5" office:value-type="string">
            <text:p text:style-name="P14"/>
          </table:table-cell>
          <table:table-cell table:style-name="Tabela1.A5" office:value-type="string">
            <text:p text:style-name="P14"/>
          </table:table-cell>
          <table:table-cell table:style-name="Tabela1.C5" office:value-type="string">
            <text:p text:style-name="P14"/>
          </table:table-cell>
        </table:table-row>
        <text:soft-page-break/>
        <table:table-row>
          <table:table-cell table:style-name="Tabela1.A5" office:value-type="string">
            <text:p text:style-name="P14"/>
          </table:table-cell>
          <table:table-cell table:style-name="Tabela1.A5" office:value-type="string">
            <text:p text:style-name="P14"/>
          </table:table-cell>
          <table:table-cell table:style-name="Tabela1.C5" office:value-type="string">
            <text:p text:style-name="P14"/>
          </table:table-cell>
        </table:table-row>
        <table:table-row>
          <table:table-cell table:style-name="Tabela1.A5" office:value-type="string">
            <text:p text:style-name="P14"/>
          </table:table-cell>
          <table:table-cell table:style-name="Tabela1.A5" office:value-type="string">
            <text:p text:style-name="P14"/>
          </table:table-cell>
          <table:table-cell table:style-name="Tabela1.C5" office:value-type="string">
            <text:p text:style-name="P14"/>
          </table:table-cell>
        </table:table-row>
        <table:table-row>
          <table:table-cell table:style-name="Tabela1.A5" office:value-type="string">
            <text:p text:style-name="P14"/>
          </table:table-cell>
          <table:table-cell table:style-name="Tabela1.A5" office:value-type="string">
            <text:p text:style-name="P14"/>
          </table:table-cell>
          <table:table-cell table:style-name="Tabela1.C5" office:value-type="string">
            <text:p text:style-name="P14"/>
          </table:table-cell>
        </table:table-row>
        <table:table-row>
          <table:table-cell table:style-name="Tabela1.A5" office:value-type="string">
            <text:p text:style-name="P14"/>
          </table:table-cell>
          <table:table-cell table:style-name="Tabela1.A5" office:value-type="string">
            <text:p text:style-name="P14"/>
          </table:table-cell>
          <table:table-cell table:style-name="Tabela1.C5" office:value-type="string">
            <text:p text:style-name="P14"/>
          </table:table-cell>
        </table:table-row>
        <table:table-row>
          <table:table-cell table:style-name="Tabela1.A5" office:value-type="string">
            <text:p text:style-name="P14"/>
          </table:table-cell>
          <table:table-cell table:style-name="Tabela1.A5" office:value-type="string">
            <text:p text:style-name="P14"/>
          </table:table-cell>
          <table:table-cell table:style-name="Tabela1.C5" office:value-type="string">
            <text:p text:style-name="P14"/>
          </table:table-cell>
        </table:table-row>
      </table:table>
      <text:p text:style-name="P14"/>
      <text:p text:style-name="P30"/>
      <text:p text:style-name="P30"/>
      <text:p text:style-name="P30"/>
      <text:p text:style-name="P30"/>
      <text:p text:style-name="P30"/>
      <text:p text:style-name="P30"/>
      <text:p text:style-name="P30"/>
      <text:p text:style-name="P30"/>
      <text:p text:style-name="P3"><text:span text:style-name="T4">Orientação para uso do </text:span><text:span text:style-name="T2">template</text:span><text:span text:style-name="T4">: </text:span></text:p>
      <text:p text:style-name="P4"><text:span text:style-name="T5">Instruções de preenchimento estão espalhadas pelas várias seções deste </text:span><text:span text:style-name="T3">template</text:span><text:span text:style-name="T5">, em cor </text:span><text:span text:style-name="T12">azul</text:span><text:span text:style-name="T5"> e envoltas por </text:span><text:span text:style-name="T3">tags</text:span><text:span text:style-name="T5"> (“&lt;” e “&gt;”). Após ler uma instrução de preenchimento e entender que informação deve ser fornecida, delete a instrução de preenchimento e substitua-a por texto de sua própria autoria, relacionado à seção. A cor </text:span><text:span text:style-name="T19">vermelha</text:span><text:span text:style-name="T5"> é utilizado como comentário e deverá ser apagada do documento.</text:span></text:p>
      <text:p text:style-name="P4"><text:span text:style-name="T5">Ao fim da elaboração do documento, atualize seu índice clicando com o botão direito do mouse no mesmo e depois em </text:span><text:span text:style-name="T4">Atualizar Campo </text:span><text:span text:style-name="T5">(</text:span><text:span text:style-name="T4">Update Field</text:span><text:span text:style-name="T5">).</text:span></text:p>
      <text:p text:style-name="P3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Este documento foi estendido da proposta de documentação de especificação <text:soft-page-break/>funcional elaborada pelo Centro de Inovação de Recife / Qualiti Software Processes / Centro de Estudos e Sistemas Avançados do Recife (C.E.S.A.R) de 2007.</text:p>
      <text:p text:style-name="P33">Índice</text:p>
      <text:p text:style-name="P5"><text:a xlink:type="simple" xlink:href="#__RefHeading__9_117254275"><text:span text:style-name="T20">1.</text:span></text:a><text:span text:style-name="T20"> </text:span><text:span text:style-name="T21"><text:s/></text:span><text:a xlink:type="simple" xlink:href="#__RefHeading__9_117254275"><text:span text:style-name="T20">Introdução</text:span></text:a><text:span text:style-name="T21"><text:tab/></text:span><text:a xlink:type="simple" xlink:href="#__RefHeading__9_117254275"><text:span text:style-name="T20">5</text:span></text:a></text:p>
      <text:p text:style-name="P6"><text:a xlink:type="simple" xlink:href="#__RefHeading__11_117254275"><text:span text:style-name="T22">1.1</text:span></text:a><text:span text:style-name="T22"> </text:span><text:span text:style-name="T23"><text:s/></text:span><text:a xlink:type="simple" xlink:href="#__RefHeading__11_117254275"><text:span text:style-name="T22">Descrição do sistema</text:span></text:a><text:span text:style-name="T23"><text:tab/></text:span><text:a xlink:type="simple" xlink:href="#__RefHeading__11_117254275"><text:span text:style-name="T22">5</text:span></text:a></text:p>
      <text:p text:style-name="P6"><text:a xlink:type="simple" xlink:href="#__RefHeading__13_117254275"><text:span text:style-name="T22">1.2</text:span></text:a><text:span text:style-name="T22"> </text:span><text:span text:style-name="T23"><text:s/></text:span><text:a xlink:type="simple" xlink:href="#__RefHeading__13_117254275"><text:span text:style-name="T22">Objetivo do sistema</text:span></text:a><text:span text:style-name="T23"><text:tab/></text:span><text:a xlink:type="simple" xlink:href="#__RefHeading__13_117254275"><text:span text:style-name="T22">5</text:span></text:a></text:p>
      <text:p text:style-name="P6"><text:a xlink:type="simple" xlink:href="#__RefHeading__15_117254275"><text:span text:style-name="T22">1.3</text:span></text:a><text:span text:style-name="T22"> </text:span><text:span text:style-name="T23"><text:s/></text:span><text:a xlink:type="simple" xlink:href="#__RefHeading__15_117254275"><text:span text:style-name="T22">Sistemas Similares</text:span></text:a><text:span text:style-name="T23"><text:tab/></text:span><text:a xlink:type="simple" xlink:href="#__RefHeading__15_117254275"><text:span text:style-name="T22">5</text:span></text:a></text:p>
      <text:p text:style-name="P6"><text:a xlink:type="simple" xlink:href="#__RefHeading__17_117254275"><text:span text:style-name="T22">1.4</text:span></text:a><text:span text:style-name="T22"> </text:span><text:span text:style-name="T23"><text:s/></text:span><text:a xlink:type="simple" xlink:href="#__RefHeading__17_117254275"><text:span text:style-name="T22">Convenções, termos e abreviações</text:span></text:a><text:span text:style-name="T23"><text:tab/></text:span><text:a xlink:type="simple" xlink:href="#__RefHeading__17_117254275"><text:span text:style-name="T22">5</text:span></text:a></text:p>
      <text:p text:style-name="P7"><text:a xlink:type="simple" xlink:href="#__RefHeading__19_117254275"><text:span text:style-name="T17">1.4.1 Identificação dos casos de uso</text:span></text:a><text:span text:style-name="T17"> </text:span><text:span text:style-name="T8"><text:tab/></text:span><text:a xlink:type="simple" xlink:href="#__RefHeading__19_117254275"><text:span text:style-name="T17">5</text:span></text:a></text:p>
      <text:p text:style-name="P5"><text:a xlink:type="simple" xlink:href="#__RefHeading__23_117254275"><text:span text:style-name="T20">2.</text:span></text:a><text:span text:style-name="T20"> </text:span><text:span text:style-name="T21"><text:s/></text:span><text:a xlink:type="simple" xlink:href="#__RefHeading__23_117254275"><text:span text:style-name="T20">Lista de Requisitos</text:span></text:a><text:span text:style-name="T20"> </text:span><text:span text:style-name="T21"><text:tab/></text:span><text:a xlink:type="simple" xlink:href="#__RefHeading__23_117254275"><text:span text:style-name="T20">6</text:span></text:a></text:p>
      <text:p text:style-name="P6"><text:a xlink:type="simple" xlink:href="#__RefHeading__937_1047580196"><text:span text:style-name="T22">2.1</text:span></text:a><text:span text:style-name="T22"> </text:span><text:span text:style-name="T23"><text:s/></text:span><text:a xlink:type="simple" xlink:href="#__RefHeading__937_1047580196"><text:span text:style-name="T22">Matriz de Rastreabilidade</text:span></text:a><text:span text:style-name="T23"><text:tab/></text:span><text:a xlink:type="simple" xlink:href="#__RefHeading__937_1047580196"><text:span text:style-name="T22">6</text:span></text:a></text:p>
      <text:p text:style-name="P5"><text:a xlink:type="simple" xlink:href="#__RefHeading__939_1047580196"><text:span text:style-name="T20">3.</text:span></text:a><text:span text:style-name="T20"> </text:span><text:span text:style-name="T21"><text:s/></text:span><text:a xlink:type="simple" xlink:href="#__RefHeading__939_1047580196"><text:span text:style-name="T20">Atores</text:span></text:a><text:span text:style-name="T21"><text:tab/></text:span><text:a xlink:type="simple" xlink:href="#__RefHeading__939_1047580196"><text:span text:style-name="T20">6</text:span></text:a></text:p>
      <text:p text:style-name="P5"><text:a xlink:type="simple" xlink:href="#__RefHeading__25_117254275"><text:span text:style-name="T20">4.</text:span></text:a><text:span text:style-name="T20"> </text:span><text:span text:style-name="T21"><text:s/></text:span><text:a xlink:type="simple" xlink:href="#__RefHeading__25_117254275"><text:span text:style-name="T20">Casos de Uso</text:span></text:a><text:span text:style-name="T21"><text:tab/></text:span><text:a xlink:type="simple" xlink:href="#__RefHeading__25_117254275"><text:span text:style-name="T20">6</text:span></text:a></text:p>
      <text:p text:style-name="P7"><text:span text:style-name="T8"><text:s/></text:span><text:a xlink:type="simple" xlink:href="#__RefHeading__27_117254275"><text:span text:style-name="T17">Diagrama de Caso de Uso</text:span></text:a><text:span text:style-name="T17"> </text:span><text:span text:style-name="T8"><text:s/></text:span><text:a xlink:type="simple" xlink:href="#__RefHeading__27_117254275"><text:span text:style-name="T17">-</text:span></text:a><text:span text:style-name="T17"> </text:span><text:span text:style-name="T8"><text:s/></text:span><text:a xlink:type="simple" xlink:href="#__RefHeading__27_117254275"><text:span text:style-name="T17">&lt;</text:span></text:a><text:a xlink:type="simple" xlink:href="#__RefHeading__27_117254275"><text:span text:style-name="T18">HYPERLINK "#__RefHeading__27_117254275"</text:span></text:a><text:a xlink:type="simple" xlink:href="#__RefHeading__27_117254275"><text:span text:style-name="T17">&lt;</text:span></text:a><text:a xlink:type="simple" xlink:href="#__RefHeading__27_117254275"><text:span text:style-name="T18">HYPERLINK "#__RefHeading__27_117254275"</text:span></text:a><text:a xlink:type="simple" xlink:href="#__RefHeading__27_117254275"><text:span text:style-name="T17">nome do projeto</text:span></text:a><text:a xlink:type="simple" xlink:href="#__RefHeading__27_117254275"><text:span text:style-name="T18">HYPERLINK "#__RefHeading__27_117254275"</text:span></text:a><text:a xlink:type="simple" xlink:href="#__RefHeading__27_117254275"><text:span text:style-name="T17">&gt;</text:span></text:a><text:a xlink:type="simple" xlink:href="#__RefHeading__27_117254275"><text:span text:style-name="T18">HYPERLINK "#__RefHeading__27_117254275"</text:span></text:a><text:a xlink:type="simple" xlink:href="#__RefHeading__27_117254275"><text:span text:style-name="T17">&gt;</text:span></text:a><text:span text:style-name="T8"><text:tab/></text:span><text:a xlink:type="simple" xlink:href="#__RefHeading__27_117254275"><text:span text:style-name="T17">6</text:span></text:a></text:p>
      <text:p text:style-name="P7"><text:span text:style-name="T8"><text:s/></text:span><text:a xlink:type="simple" xlink:href="#__RefHeading__29_117254275"><text:span text:style-name="T17">[UC01]</text:span></text:a><text:span text:style-name="T17"> </text:span><text:a xlink:type="simple" xlink:href="#__RefHeading__29_117254275"><text:span text:style-name="T17">&lt;</text:span></text:a><text:a xlink:type="simple" xlink:href="#__RefHeading__29_117254275"><text:span text:style-name="T18">HYPERLINK "#__RefHeading__29_117254275"</text:span></text:a><text:a xlink:type="simple" xlink:href="#__RefHeading__29_117254275"><text:span text:style-name="T17">Incluir ao lado do identificador um nome para o caso de uso</text:span></text:a><text:a xlink:type="simple" xlink:href="#__RefHeading__29_117254275"><text:span text:style-name="T18">HYPERLINK "#__RefHeading__29_117254275"</text:span></text:a><text:a xlink:type="simple" xlink:href="#__RefHeading__29_117254275"><text:span text:style-name="T17">&gt;</text:span></text:a><text:span text:style-name="T8"><text:tab/></text:span><text:a xlink:type="simple" xlink:href="#__RefHeading__29_117254275"><text:span text:style-name="T17">7</text:span></text:a></text:p>
      <text:p text:style-name="P34"/>
      <text:p text:style-name="P35">Introdução</text:p>
      <text:p text:style-name="P10"><text:span text:style-name="T5">Este documento especifica os casos de uso e requisitos não-funcionais (RNFs) do projeto intitulado </text:span><text:span text:style-name="T13">Sistema para escola de Natação</text:span><text:span text:style-name="T5">, referente ao projeto final da disciplina de Projeto Integrador I (PI33A), contida no terceiro semestre da matriz curricular do curso de Tecnologia de Desenvolvimento de Sistemas para Internet, ministrada </text:span><text:span text:style-name="T6">pela professora</text:span><text:span text:style-name="T5"> Aretha Alencar.O objetivo do documento é apresentar as soluções elaboradas e discutidas durante o semestre para a construção da análise e do projeto de um software fundamentado nas </text:span><text:span text:style-name="T6">ideias</text:span><text:span text:style-name="T5"> do paradigma orientado </text:span><text:span text:style-name="T6">a objetos</text:span><text:span text:style-name="T5">.</text:span></text:p>
      <text:p text:style-name="P41">Descrição do sistema</text:p>
      <text:p text:style-name="P44">Moderno e eficiente o sistema de controle para escolas de natação foi projetado para ser usado em qualquer escola de nataçã<text:span text:style-name="T26">o, ele</text:span> possui inúmeros recursos para facilitar o controle e gerenciamento das aulas dos alunos de uma forma moderna e simples para facilitar a utilização para com os usuários</text:p>
      <text:p text:style-name="P41">Objetivo do sistema</text:p>
      <text:p text:style-name="P44">O objetivo é ser um software profissional de extrema <text:span text:style-name="T26">praticidade, possuindo</text:span> uma interface objetiva e com muitos recursos que <text:span text:style-name="T26">auxiliarão</text:span> no gerenciamento das aulas de natação.Com esse software você terá informações precisas com <text:s/>auxilio de relatórios.</text:p>
      <text:p text:style-name="P41">Sistemas Similares</text:p>
      <text:p text:style-name="P44">Nosso sistema será similar a este abaixo</text:p>
      <text:p text:style-name="P10"><text:soft-page-break/><draw:frame draw:style-name="fr1" draw:name="1" text:anchor-type="as-char" svg:width="15.24cm" style:rel-width="scale" svg:height="10.107cm" style:rel-height="scale" draw:z-index="0"><draw:object-ole xlink:href="./OleObj1" xlink:type="simple" xlink:show="embed" xlink:actuate="onLoad"/><draw:image xlink:href="./ObjectReplacements/OleObj1" xlink:type="simple" xlink:show="embed" xlink:actuate="onLoad"/></draw:frame></text:p>
      <text:p text:style-name="P45"/>
      <text:p text:style-name="P45"/>
      <text:p text:style-name="P44">Tela de cadastro de Alunos</text:p>
      <text:p text:style-name="P10"><draw:frame draw:style-name="fr1" draw:name="2" text:anchor-type="as-char" svg:width="16.007cm" style:rel-width="scale" svg:height="11.509cm" style:rel-height="scale" draw:z-index="1"><draw:object-ole xlink:href="./OleObj2" xlink:type="simple" xlink:show="embed" xlink:actuate="onLoad"/><draw:image xlink:href="./ObjectReplacements/OleObj2" xlink:type="simple" xlink:show="embed" xlink:actuate="onLoad"/></draw:frame></text:p>
      <text:p text:style-name="P45"/>
      <text:p text:style-name="P45"/>
      <text:p text:style-name="P41"><text:soft-page-break/>Convenções, termos e abreviações</text:p>
      <text:p text:style-name="P46">A correta interpretação deste documento exige o conhecimento de algumas convenções, termos específicos e abreviações, que são descritos a seguir.</text:p>
      <text:p text:style-name="P42">Identificação dos casos de uso </text:p>
      <text:p text:style-name="P46">Os casos de uso devem ser identificados com um identificador único. A numeração inicia com o identificador [UC01] e prossegue sendo incrementada à medida que forem surgindo novos casos de uso.</text:p>
      <text:p text:style-name="P46">A nomenclatura dos fluxos secundários dos casos de uso é dada por uma sigla e por um número. A sigla deve ser FA para fluxos alternativos e FE para fluxos de erro. O número é um <text:span text:style-name="T26">sequencial</text:span> que inicia de 01. Um exemplo de fluxo alternativo é [FA01] e um exemplo de fluxo de erro é [FE01]. O número do identificador reinicia a cada caso de uso.</text:p>
      <text:p text:style-name="P10"><text:span text:style-name="T5">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text:span text:style-name="T4">Informações</text:span><text:span text:style-name="T5"> </text:span><text:span text:style-name="T4">Avançadas</text:span><text:span text:style-name="T5"> durante seu cadastro, conforme descrito no fluxo alternativo [UC01].[FA02]”.</text:span></text:p>
      <text:p text:style-name="P43"/>
      <text:p text:style-name="P47">Lista de Requisitos </text:p>
      <text:p text:style-name="P48">Abaixo encontra-se a lista de requisitos do projeto.</text:p>
      <text:p text:style-name="P49"/>
      <text:p text:style-name="P48">1RF: O sistema deve gerenciar o cadastro de alunos;</text:p>
      <text:p text:style-name="P48">2RF: O sistema deve gerenciar as turmas dos alunos;</text:p>
      <text:p text:style-name="P48">3RF: O sistema deve gerenciar a <text:span text:style-name="T26">frequência</text:span> dos alunos;</text:p>
      <text:p text:style-name="P48">4RF: O sistema deve gerenciar o cadastro de funcionários;</text:p>
      <text:p text:style-name="P48">5RF: O sistema permite a listagem de alunos cadastrados; </text:p>
      <text:p text:style-name="P48">6RF: O sistema permite a listagem das turmas cadastradas;</text:p>
      <text:p text:style-name="P48">7RF: O sistema permite a listagem de <text:span text:style-name="T26">frequência</text:span> dos alunos;</text:p>
      <text:p text:style-name="P48">8RF: O sistema permite a listagem dos funcionários cadastrados;</text:p>
      <text:p text:style-name="P48">9RF: O Sistema permite ao aluno consultar seus horários;</text:p>
      <text:p text:style-name="P49"/>
      <text:p text:style-name="P18"><text:s text:c="7"/></text:p>
      <text:p text:style-name="P19"><text:tab/></text:p>
      <text:p text:style-name="P13"/>
      <text:p text:style-name="P41">Matriz de Rastreabilidade</text:p>
      <text:p text:style-name="P44">&lt;Criar uma tabela onde as linhas representam os requisitos e as colunas os casos de uso.&gt;</text:p>
      <text:p text:style-name="P47"><text:soft-page-break/>Atores</text:p>
      <text:p text:style-name="P48">A tabela abaixo descreve brevemente cada ator da aplicação.</text:p>
      <table:table table:name="Tabela2" table:style-name="Tabela2">
        <table:table-column table:style-name="Tabela2.A"/>
        <table:table-column table:style-name="Tabela2.B"/>
        <table:table-row>
          <table:table-cell table:style-name="Tabela2.A1" office:value-type="string">
            <text:p text:style-name="P23">Ator</text:p>
          </table:table-cell>
          <table:table-cell table:style-name="Tabela2.B1" office:value-type="string">
            <text:p text:style-name="P23">Descrição</text:p>
          </table:table-cell>
        </table:table-row>
        <table:table-row>
          <table:table-cell table:style-name="Tabela2.A2" office:value-type="string">
            <text:p text:style-name="P50">Funcionário</text:p>
          </table:table-cell>
          <table:table-cell table:style-name="Tabela2.B2" office:value-type="string">
            <text:p text:style-name="P50">Responsável por todas as operações no sistema cadastro de funcionários,cadastro de alunos,incluindo suas turmas,alterações e exclusões das mesmas e <text:s/>lançamento de <text:span text:style-name="T26">frequência.</text:span></text:p>
          </table:table-cell>
        </table:table-row>
      </table:table>
      <text:p text:style-name="P47">Casos de Uso</text:p>
      <text:p text:style-name="P44">Os casos de uso são uma técnica para captar os requisitos funcionais de um sistema. Eles servem para descrever as interações típicas entre os usuários de um sistema e o próprio sistema,fornecendo uma narrativa sobre como o sistema é utilizado.</text:p>
      <text:p text:style-name="P44">O modelo de caso de uso permite capturar os requisitos de um sistema por meio do detalhe de todos os cenários que os usuários podem acessar. Os casos de uso, mais do que iniciar a modelagem de requisitos de um sistema, conduzem todo o processo de desenvolvimento.</text:p>
      <text:p text:style-name="P44">Um caso de uso é representado graficamente mediante uma oval com uma frase que representa uma determinada ação. A frase deve ser escrita na voz ativa, com um verbo no infinitivo.</text:p>
      <text:p text:style-name="P44">Um caso de uso deve descrever o que faz um sistema(ou parte dele), e não como ele é realizado,o foco é portanto, na visão externa do sistema, ou seja, na visão que os usuários tem dele.</text:p>
      <text:p text:style-name="P44">Fonte: Livro: UML Essencial 3º Edição Pg.104, Autor: Martin Fowler,Livro: Treinamento Prático em UML, Pg.65,66, Autor: Ricardo Argenton Ramos. <text:s/></text:p>
      <text:p text:style-name="P45"/>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Diagrama de Caso de Uso <text:s/>- <text:s/>Sistema de Natação</text:p>
      <text:p text:style-name="P48">Essa seção apresenta todos os requisitos funcionais da aplicação, especificados como casos de uso. </text:p>
      <text:p text:style-name="P13"/>
      <text:p text:style-name="P13"/>
      <text:p text:style-name="P1"><draw:frame draw:style-name="fr1" draw:name="3" text:anchor-type="as-char" svg:width="12.753cm" style:rel-width="scale" svg:height="10.054cm" style:rel-height="scale" draw:z-index="2"><draw:object-ole xlink:href="./OleObj3" xlink:type="simple" xlink:show="embed" xlink:actuate="onLoad"/><draw:image xlink:href="./ObjectReplacements/OleObj3" xlink:type="simple" xlink:show="embed" xlink:actuate="onLoad"/></draw:frame></text:p>
      <text:p text:style-name="P14"/>
      <text:p text:style-name="P14"/>
      <text:p text:style-name="P14"/>
      <text:p text:style-name="P1"><draw:frame draw:style-name="fr1" draw:name="4" text:anchor-type="as-char" svg:width="2.249cm" style:rel-width="scale" svg:height="6.085cm" style:rel-height="scale" draw:z-index="3"><draw:object-ole xlink:href="./OleObj4" xlink:type="simple" xlink:show="embed" xlink:actuate="onLoad"/><draw:image xlink:href="./ObjectReplacements/OleObj4" xlink:type="simple" xlink:show="embed" xlink:actuate="onLoad"/></draw:frame></text:p>
      <text:p text:style-name="P14"/>
      <text:p text:style-name="P14"/>
      <text:p text:style-name="P14"/>
      <text:p text:style-name="P14"/>
      <text:p text:style-name="P14"/>
      <text:p text:style-name="P8"><text:soft-page-break/><text:span text:style-name="T4">[UC01]</text:span><text:span text:style-name="T15"> Gerenciar Turmas</text:span></text:p>
      <table:table table:name="Tabela3" table:style-name="Tabela3">
        <table:table-column table:style-name="Tabela3.A"/>
        <table:table-column table:style-name="Tabela3.B"/>
        <table:table-row>
          <table:table-cell table:style-name="Tabela3.A1" office:value-type="string">
            <text:p text:style-name="P17">Ator(es):</text:p>
          </table:table-cell>
          <table:table-cell table:style-name="Tabela3.B1" office:value-type="string">
            <text:p text:style-name="P20">Funcionários</text:p>
          </table:table-cell>
        </table:table-row>
      </table:table>
      <text:p text:style-name="P51"/>
      <text:p text:style-name="P11"><text:span text:style-name="T4">Descrição: </text:span><text:span text:style-name="T13">Funcionário efetua cadastro de determinada turma no sistema.</text:span></text:p>
      <text:p text:style-name="P11"><text:span text:style-name="T4">Pré-condições: </text:span><text:span text:style-name="T13">Turma não estar cadastrada ainda.</text:span></text:p>
      <text:p text:style-name="P11"><text:span text:style-name="T4">Pós-condições: </text:span><text:span text:style-name="T13">Turma estar cadastrada pronta para ser inserida os alunos.</text:span></text:p>
      <text:p text:style-name="P53"/>
      <text:p text:style-name="P54">Fluxo principal</text:p>
      <text:list xml:id="list6320630414768324091" text:style-name="L1">
        <text:list-item>
          <text:p text:style-name="P57"><text:s/>Usuário seleciona o botão Cadastrar Turma no menu do sistema.</text:p>
        </text:list-item>
      </text:list>
      <text:p text:style-name="P25"/>
      <text:list xml:id="list880205554067121413" text:style-name="L2">
        <text:list-item>
          <text:p text:style-name="P58"><text:s text:c="2"/>O sistema retorna uma tela com o formulário para o cadastro de turma.</text:p>
        </text:list-item>
      </text:list>
      <text:p text:style-name="P25"/>
      <text:list xml:id="list7727057145641149157" text:style-name="L3">
        <text:list-item>
          <text:p text:style-name="P59"><text:s text:c="2"/>Usuário preenche os campos do formulário. <text:s/></text:p>
        </text:list-item>
      </text:list>
      <text:p text:style-name="P25"/>
      <text:list xml:id="list2859566117645183061" text:style-name="L4">
        <text:list-item>
          <text:p text:style-name="P60"><text:s text:c="2"/>Usuário conclui o cadastro selecionando o botão Concluir Cadastro.</text:p>
        </text:list-item>
      </text:list>
      <text:p text:style-name="P25"/>
      <text:list xml:id="list721227612087483810" text:style-name="L5">
        <text:list-item>
          <text:p text:style-name="P61"><text:s/>Sistema retorna mensagem: Cadastro de turmas concluído. </text:p>
        </text:list-item>
      </text:list>
      <text:p text:style-name="P53"/>
      <text:p text:style-name="P13"/>
      <text:p text:style-name="P54">Fluxos alternativos</text:p>
      <text:p text:style-name="P62">[FA 001]</text:p>
      <text:p text:style-name="P63"/>
      <text:p text:style-name="P27">1.3 Sistema disponibiliza ao usuário botões com as opções para alteração, exclusão ou consulta.</text:p>
      <text:p text:style-name="P25"/>
      <text:p text:style-name="P27">1.3.1. Usuário seleciona a opção desejada.</text:p>
      <text:p text:style-name="P25"/>
      <text:p text:style-name="P27">1.3.2. Sistema disponibiliza campo para preenchimento da identificação <text:span text:style-name="T26">da turma.</text:span></text:p>
      <text:p text:style-name="P25"/>
      <text:p text:style-name="P27">1.3.3. Usuário informa a identificação <text:span text:style-name="T26">da turma</text:span>.</text:p>
      <text:p text:style-name="P25"/>
      <text:p text:style-name="P27">1.3.3.1. Se for uma consulta o sistema informa os dados da turma procurada</text:p>
      <text:p text:style-name="P27">somente.</text:p>
      <text:p text:style-name="P25"/>
      <text:p text:style-name="P27">1.3.3.2. Se for uma exclusão o sistema informa os dados e disponibiliza o botão para excluir turma.</text:p>
      <text:p text:style-name="P25"/>
      <text:p text:style-name="P25"/>
      <text:p text:style-name="P27">1.3.3.3. Se for uma alteração o sistema disponibiliza ao usuário os campos do formulário com os dados para serem alterados.</text:p>
      <text:p text:style-name="P25"/>
      <text:p text:style-name="P27">1.3.3.3.1. Usuário informa os dados atualizados.</text:p>
      <text:p text:style-name="P25"/>
      <text:p text:style-name="P27">1.3.3.3.2. Sistema disponibiliza um botão para Concluir alteração.</text:p>
      <text:p text:style-name="P25"/>
      <text:p text:style-name="P25"/>
      <text:p text:style-name="P27"><text:s text:c="12"/></text:p>
      <text:p text:style-name="P63"/>
      <text:p text:style-name="P54"/>
      <text:p text:style-name="P54"><text:soft-page-break/>Fluxos de erro</text:p>
      <text:p text:style-name="P62">[FE 001]</text:p>
      <text:p text:style-name="P63"/>
      <text:p text:style-name="P27"><text:s text:c="12"/>4.1 Se a turma já estiver cadastrado o programa exibe a mensagem:Turma já</text:p>
      <text:p text:style-name="P27">cadastrada.</text:p>
      <text:p text:style-name="P25"/>
      <text:p text:style-name="P62">[FE 002]</text:p>
      <text:p text:style-name="P27"><text:s text:c="7"/></text:p>
      <text:p text:style-name="P28"><text:s text:c="12"/>5.1 Se o formulário não estiver totalmente preenchido o sistema retorna mensagem : Campos não preenchidos.</text:p>
      <text:p text:style-name="P40"><text:span text:style-name="T4">[UC02]</text:span><text:span text:style-name="T15"> Gerenciar Alunos</text:span></text:p>
      <table:table table:name="Tabela4" table:style-name="Tabela4">
        <table:table-column table:style-name="Tabela4.A"/>
        <table:table-column table:style-name="Tabela4.B"/>
        <table:table-row>
          <table:table-cell table:style-name="Tabela4.A1" office:value-type="string">
            <text:p text:style-name="P17">Ator(es):</text:p>
          </table:table-cell>
          <table:table-cell table:style-name="Tabela4.B1" office:value-type="string">
            <text:p text:style-name="P20">Funcionários</text:p>
          </table:table-cell>
        </table:table-row>
      </table:table>
      <text:p text:style-name="P51"/>
      <text:p text:style-name="P11"><text:span text:style-name="T4">Descrição: </text:span><text:span text:style-name="T13">Funcionário efetua cadastro de determinado Aluno no sistema.</text:span></text:p>
      <text:p text:style-name="P11"><text:span text:style-name="T4">Pré-condições: </text:span><text:span text:style-name="T13"><text:s/>Aluno não estar cadastrada ainda.</text:span></text:p>
      <text:p text:style-name="P11"><text:span text:style-name="T4">Pós-condições: </text:span><text:span text:style-name="T13"><text:s/>Aluno estar cadastrado pronta para ser inserida nas turmas.</text:span></text:p>
      <text:p text:style-name="P53"/>
      <text:p text:style-name="P55">Fluxo principal</text:p>
      <text:p text:style-name="P27"><text:s text:c="10"/>1. <text:s/>Usuário seleciona o botão Cadastrar Alunos no menu do sistema.</text:p>
      <text:p text:style-name="P25"/>
      <text:p text:style-name="P27"><text:s text:c="10"/>2. <text:s/>O sistema retorna uma tela com o formulário para o cadastro de Alunos.</text:p>
      <text:p text:style-name="P25"/>
      <text:p text:style-name="P27"><text:s text:c="10"/>3. <text:s/>Usuário preenche os campos do formulário. <text:s/></text:p>
      <text:p text:style-name="P25"/>
      <text:p text:style-name="P27"><text:s text:c="10"/>4. <text:s/>Usuário conclui o cadastro selecionando o botão Concluir Cadastro.</text:p>
      <text:p text:style-name="P25"/>
      <text:p text:style-name="P27"><text:s text:c="10"/>5. Sistema retorna mensagem: Cadastro de <text:span text:style-name="T26">Aluno concluído.</text:span></text:p>
      <text:p text:style-name="P53"/>
      <text:p text:style-name="P13"/>
      <text:p text:style-name="P54">Fluxos alternativos</text:p>
      <text:p text:style-name="P62">[FA 001]</text:p>
      <text:p text:style-name="P63"/>
      <text:p text:style-name="P27">1.3 Sistema disponibiliza ao usuário botões com as opções para alteração, exclusão ou consulta.</text:p>
      <text:p text:style-name="P25"/>
      <text:p text:style-name="P27">1.3.1. Usuário seleciona a opção desejada.</text:p>
      <text:p text:style-name="P25"/>
      <text:p text:style-name="P27">1.3.2. Sistema disponibiliza campo para preenchimento da identificação do Aluno</text:p>
      <text:p text:style-name="P25"/>
      <text:p text:style-name="P27">1.3.3. Usuário informa a identificação do Aluno</text:p>
      <text:p text:style-name="P25"/>
      <text:p text:style-name="P27">1.3.3.1. Se for uma consulta o sistema informa os dados do Aluno procurado</text:p>
      <text:p text:style-name="P25"/>
      <text:p text:style-name="P27">1.3.3.2. Se for uma exclusão o sistema informa os dados e disponibiliza o botão para excluir Aluno.</text:p>
      <text:p text:style-name="P25"/>
      <text:p text:style-name="P25"/>
      <text:p text:style-name="P27">1.3.3.3. Se for uma alteração o sistema disponibiliza ao usuário os campos do formulário com os dados para <text:soft-page-break/>serem alterados.</text:p>
      <text:p text:style-name="P25"/>
      <text:p text:style-name="P27">1.3.3.3.1. Usuário informa os dados atualizados.</text:p>
      <text:p text:style-name="P25"/>
      <text:p text:style-name="P27">1.3.3.3.2. Sistema disponibiliza um botão para Concluir alteração.</text:p>
      <text:p text:style-name="P25"/>
      <text:p text:style-name="P27"><text:s text:c="6"/></text:p>
      <text:p text:style-name="P54">Fluxos de erro</text:p>
      <text:p text:style-name="P62">[FE 001]</text:p>
      <text:p text:style-name="P63"/>
      <text:p text:style-name="P27"><text:s text:c="12"/>4.1 Se o Aluno já estiver cadastrado o programa exibe a mensagem :aluno já</text:p>
      <text:p text:style-name="P27">cadastrado.</text:p>
      <text:p text:style-name="P25"/>
      <text:p text:style-name="P62">[FE 002]</text:p>
      <text:p text:style-name="P27"><text:s text:c="7"/></text:p>
      <text:p text:style-name="P27"><text:s text:c="12"/>5.1 Se o formulário não estiver totalmente preenchido o sistema retorna mensagem : Campos não preenchidos.</text:p>
      <text:p text:style-name="P52"/>
      <text:p text:style-name="P8"><text:span text:style-name="T4">[UC03]</text:span><text:span text:style-name="T15"> </text:span><text:span text:style-name="T16">Gerenciar</text:span><text:span text:style-name="T15"> </text:span><text:span text:style-name="T16">Frequência</text:span></text:p>
      <table:table table:name="Tabela5" table:style-name="Tabela5">
        <table:table-column table:style-name="Tabela5.A"/>
        <table:table-column table:style-name="Tabela5.B"/>
        <table:table-row>
          <table:table-cell table:style-name="Tabela5.A1" office:value-type="string">
            <text:p text:style-name="P17">Ator(es):</text:p>
          </table:table-cell>
          <table:table-cell table:style-name="Tabela5.B1" office:value-type="string">
            <text:p text:style-name="P20">Funcionários</text:p>
          </table:table-cell>
        </table:table-row>
      </table:table>
      <text:p text:style-name="P51"/>
      <text:p text:style-name="P51"/>
      <text:p text:style-name="P11"><text:span text:style-name="T4">Descrição: </text:span><text:span text:style-name="T13">Funcionário ter </text:span><text:span text:style-name="T14">acesso à lista</text:span><text:span text:style-name="T13"> de presença dos Alunos no sistema.</text:span></text:p>
      <text:p text:style-name="P11"><text:span text:style-name="T4">Pré-condições: </text:span><text:span text:style-name="T13">Não ter Alunos cadastrados nas Turmas</text:span></text:p>
      <text:p text:style-name="P11"><text:span text:style-name="T4">Pós-condições: </text:span><text:span text:style-name="T13">Alunos estarem cadastrados pronta para ser marcado as </text:span><text:span text:style-name="T14">frequências.</text:span></text:p>
      <text:p text:style-name="P53"/>
      <text:p text:style-name="P55">Fluxo principal</text:p>
      <text:p text:style-name="P27"><text:s text:c="10"/>1. Usuário seleciona o botão Cadastrar <text:span text:style-name="T26">frequência</text:span> dos Alunos no menu do sistema.</text:p>
      <text:p text:style-name="P25"/>
      <text:p text:style-name="P27"><text:s text:c="10"/>2. <text:s/>O sistema retorna uma tela com o formulário para o cadastro de <text:span text:style-name="T26">frequência.</text:span></text:p>
      <text:p text:style-name="P25"/>
      <text:p text:style-name="P27"><text:s text:c="10"/>4. <text:s/>Usuário preenche a <text:span text:style-name="T26">frequência</text:span> dos Alunos. <text:s/></text:p>
      <text:p text:style-name="P25"/>
      <text:p text:style-name="P27"><text:s text:c="10"/>5. <text:s/>Usuário conclui o cadastro selecionando o botão Concluir <text:span text:style-name="T26">frequência</text:span> dos Alunos.</text:p>
      <text:p text:style-name="P25"/>
      <text:p text:style-name="P27"><text:s text:c="10"/>6. Sistema retorna mensagem: Cadastro de concluído. </text:p>
      <text:p text:style-name="P53"/>
      <text:p text:style-name="P13"/>
      <text:p text:style-name="P54">Fluxos alternativos</text:p>
      <text:p text:style-name="P62">[FA 001]</text:p>
      <text:p text:style-name="P63"/>
      <text:p text:style-name="P27">1.3 Sistema disponibiliza ao usuário botões com as opções para alteração, exclusão ou consulta.</text:p>
      <text:p text:style-name="P25"/>
      <text:p text:style-name="P27">1.3.1. Usuário seleciona a opção desejada.</text:p>
      <text:p text:style-name="P25"/>
      <text:p text:style-name="P27"><text:soft-page-break/>1.3.2. Sistema disponibiliza campo para preenchimento da <text:span text:style-name="T26">frequência</text:span> do Aluno.</text:p>
      <text:p text:style-name="P25"/>
      <text:p text:style-name="P27">1.3.3. Usuário informa a turma do Aluno.</text:p>
      <text:p text:style-name="P25"/>
      <text:p text:style-name="P27">1.3.3.1. Se for uma consulta o sistema informa os dados <text:span text:style-name="T26">da turma</text:span> procurada.</text:p>
      <text:p text:style-name="P25"/>
      <text:p text:style-name="P27">1.3.3.2. Se for uma exclusão o sistema informa os dados e disponibiliza o botão para excluir presença deste aluno na aula.</text:p>
      <text:p text:style-name="P25"/>
      <text:p text:style-name="P25"/>
      <text:p text:style-name="P27">1.3.3.3. Se for uma alteração o sistema disponibiliza ao usuário os campos do formulário com os dados para serem alterados.</text:p>
      <text:p text:style-name="P25"/>
      <text:p text:style-name="P27">1.3.3.3.1. Usuário informa os dados atualizados.</text:p>
      <text:p text:style-name="P25"/>
      <text:p text:style-name="P27">1.3.3.3.2. Sistema disponibiliza um botão para Concluir alteração.</text:p>
      <text:p text:style-name="P25"/>
      <text:p text:style-name="P27"><text:s text:c="9"/></text:p>
      <text:p text:style-name="P54">Fluxos de erro</text:p>
      <text:p text:style-name="P62">[FE 001]</text:p>
      <text:p text:style-name="P63"/>
      <text:p text:style-name="P27"><text:s text:c="12"/>4.1 Se o Aluno já estiver com presença no momento de colocar presença dele na turma o programa exibe a mensagem: aluno já está com presença cadastrada.</text:p>
      <text:p text:style-name="P25"/>
      <text:p text:style-name="P62">[FE 002]</text:p>
      <text:p text:style-name="P27"><text:s text:c="7"/></text:p>
      <text:p text:style-name="P27"><text:s text:c="12"/>5.1 Se o formulário não estiver totalmente preenchido o sistema retorna mensagem : Campos não preenchidos.</text:p>
      <text:p text:style-name="P52"/>
      <text:p text:style-name="P8"><text:span text:style-name="T4">[UC04]</text:span><text:span text:style-name="T15"> Relatórios dos Alunos</text:span></text:p>
      <table:table table:name="Tabela6" table:style-name="Tabela6">
        <table:table-column table:style-name="Tabela6.A"/>
        <table:table-column table:style-name="Tabela6.B"/>
        <table:table-row>
          <table:table-cell table:style-name="Tabela6.A1" office:value-type="string">
            <text:p text:style-name="P17">Ator(es):</text:p>
          </table:table-cell>
          <table:table-cell table:style-name="Tabela6.B1" office:value-type="string">
            <text:p text:style-name="P20">Funcionários</text:p>
          </table:table-cell>
        </table:table-row>
      </table:table>
      <text:p text:style-name="P51"/>
      <text:p text:style-name="P11"><text:span text:style-name="T4">Descrição: </text:span><text:span text:style-name="T13">Permite que o funcionário gere relatórios dos Alunos.</text:span></text:p>
      <text:p text:style-name="P11"><text:span text:style-name="T4">Pré-condições: </text:span><text:span text:style-name="T13">Ter acesso a esse campo relatórios de Alunos.</text:span></text:p>
      <text:p text:style-name="P11"><text:span text:style-name="T4">Pós-condições: </text:span><text:span text:style-name="T13">Ter Alunos disponíveis para serem listados no sistema</text:span></text:p>
      <text:p text:style-name="P53"/>
      <text:p text:style-name="P55">Fluxo principal</text:p>
      <text:p text:style-name="P27"><text:s text:c="10"/>1. Usuário seleciona no menu o botão relatórios de Alunos.</text:p>
      <text:p text:style-name="P25"/>
      <text:p text:style-name="P27"><text:s text:c="10"/>2. <text:s/>O sistema requisita uma data um período.</text:p>
      <text:p text:style-name="P25"/>
      <text:p text:style-name="P27"><text:s text:c="10"/>3. <text:s/>Usuário informa ao sistema o período e a data desejada.</text:p>
      <text:p text:style-name="P25"/>
      <text:p text:style-name="P27"><text:s text:c="10"/>4. Sistema retorna com <text:span text:style-name="T26">o relatório</text:span> dos Alunos.</text:p>
      <text:p text:style-name="P53"/>
      <text:p text:style-name="P13"/>
      <text:p text:style-name="P54"><text:soft-page-break/></text:p>
      <text:p text:style-name="P54">Fluxos alternativos</text:p>
      <text:p text:style-name="P62">[FA 001]</text:p>
      <text:p text:style-name="P63"/>
      <text:p text:style-name="P27">4.1 Usuário cancela a visualização do relatório de Alunos selecionando o botão Cancelar visualização.</text:p>
      <text:p text:style-name="P25"/>
      <text:p text:style-name="P27"><text:s text:c="12"/></text:p>
      <text:p text:style-name="P54">Fluxos de erro</text:p>
      <text:p text:style-name="P62">[FE 001]</text:p>
      <text:p text:style-name="P63"/>
      <text:p text:style-name="P27"><text:s text:c="13"/>1.1 Se não estiver cadastrado o sistema nenhum Aluno</text:p>
      <text:p text:style-name="P25"/>
      <text:p text:style-name="P62">[FE 002]</text:p>
      <text:p text:style-name="P63"/>
      <text:p text:style-name="P2"><text:span text:style-name="T24"><text:s text:c="7"/></text:span><text:span text:style-name="T1"><text:s text:c="7"/>2.1 Se for informada uma data invalida o sistema informa ao usuário.</text:span></text:p>
      <text:p text:style-name="P52"/>
      <text:p text:style-name="P52"/>
      <text:p text:style-name="P8"><text:span text:style-name="T4">[UC05]</text:span><text:span text:style-name="T15"> </text:span><text:span text:style-name="T16">Relatório</text:span><text:span text:style-name="T15"> </text:span><text:span text:style-name="T16">Funcionário</text:span></text:p>
      <table:table table:name="Tabela7" table:style-name="Tabela7">
        <table:table-column table:style-name="Tabela7.A"/>
        <table:table-column table:style-name="Tabela7.B"/>
        <table:table-row>
          <table:table-cell table:style-name="Tabela7.A1" office:value-type="string">
            <text:p text:style-name="P17">Ator(es):</text:p>
          </table:table-cell>
          <table:table-cell table:style-name="Tabela7.B1" office:value-type="string">
            <text:p text:style-name="P20"><text:span text:style-name="T26">Funcionário</text:span></text:p>
          </table:table-cell>
        </table:table-row>
      </table:table>
      <text:p text:style-name="P53"/>
      <text:p text:style-name="P11"><text:span text:style-name="T4">Descrição: </text:span><text:span text:style-name="T13"><text:s/>Permite que o funcionário gere relatórios dos Alunos.</text:span></text:p>
      <text:p text:style-name="P11"><text:span text:style-name="T4">Pré-condições: </text:span><text:span text:style-name="T13">Ter acesso a esse campo relatórios de </text:span><text:span text:style-name="T14">Funcionários</text:span></text:p>
      <text:p text:style-name="P11"><text:span text:style-name="T4">Pós-condições: </text:span><text:span text:style-name="T13">Ter </text:span><text:span text:style-name="T14">Funcionários</text:span><text:span text:style-name="T13"> disponíveis para serem listados no sistema</text:span></text:p>
      <text:p text:style-name="P56"/>
      <text:p text:style-name="P53"/>
      <text:p text:style-name="P54">Fluxo principal</text:p>
      <text:p text:style-name="P27"><text:tab/>1. Usuário seleciona no menu o botão relatórios de <text:span text:style-name="T26">Funcionários.</text:span></text:p>
      <text:p text:style-name="P27"/>
      <text:p text:style-name="P27"><text:tab/>2. <text:s/>O sistema requisita uma data um período.</text:p>
      <text:p text:style-name="P27"/>
      <text:p text:style-name="P27"><text:tab/>3. <text:s/>Usuário informa ao sistema o período e a data desejada.</text:p>
      <text:p text:style-name="P27"/>
      <text:p text:style-name="P27"><text:tab/>4. Sistema retorna com <text:span text:style-name="T26">o relatório</text:span> dos <text:span text:style-name="T26">funcionários.</text:span></text:p>
      <text:p text:style-name="P65"/>
      <text:p text:style-name="P65"/>
      <text:p text:style-name="P67"/>
      <text:p text:style-name="P54">Fluxos alternativos</text:p>
      <text:p text:style-name="P62">[FA 001]</text:p>
      <text:p text:style-name="P27"><text:tab/>5.1 Usuário cancela a visualização do relatório de <text:span text:style-name="T26">funcionários</text:span> selecionando o botão Cancelar visualização.</text:p>
      <text:p text:style-name="P54"><text:tab/></text:p>
      <text:p text:style-name="P54"/>
      <text:p text:style-name="P54"><text:soft-page-break/></text:p>
      <text:p text:style-name="P54">Fluxos de erro</text:p>
      <text:p text:style-name="P62">[FE 001]</text:p>
      <text:p text:style-name="P63"/>
      <text:p text:style-name="P27"><text:s text:c="13"/>1.1 Se não estiver cadastrado no sistema nenhum <text:span text:style-name="T26">funcionário.</text:span></text:p>
      <text:p text:style-name="P25"/>
      <text:p text:style-name="P62">[FE 002]</text:p>
      <text:p text:style-name="P63"/>
      <text:p text:style-name="P2"><text:span text:style-name="T24"><text:s text:c="7"/></text:span><text:span text:style-name="T1"><text:s text:c="7"/>2.1 Se for informada uma data invalida o sistema informa ao usuário.</text:span></text:p>
      <text:p text:style-name="P54"/>
      <text:p text:style-name="P52"/>
      <text:p text:style-name="P8"><text:span text:style-name="T4">[UC06]</text:span><text:span text:style-name="T15"> </text:span><text:span text:style-name="T16">Relatório</text:span><text:span text:style-name="T15"> </text:span><text:span text:style-name="T16">Frequências</text:span></text:p>
      <table:table table:name="Tabela8" table:style-name="Tabela8">
        <table:table-column table:style-name="Tabela8.A"/>
        <table:table-column table:style-name="Tabela8.B"/>
        <table:table-row>
          <table:table-cell table:style-name="Tabela8.A1" office:value-type="string">
            <text:p text:style-name="P17">Ator(es):</text:p>
          </table:table-cell>
          <table:table-cell table:style-name="Tabela8.B1" office:value-type="string">
            <text:p text:style-name="P20"><text:span text:style-name="T26">Funcionário</text:span></text:p>
          </table:table-cell>
        </table:table-row>
      </table:table>
      <text:p text:style-name="P53"/>
      <text:p text:style-name="P11"><text:span text:style-name="T4">Descrição: </text:span><text:span text:style-name="T13"><text:s/>Permite que o funcionário gere relatórios de </text:span><text:span text:style-name="T14">Frequências.</text:span><text:span text:style-name="T13">.</text:span></text:p>
      <text:p text:style-name="P11"><text:span text:style-name="T4">Pré-condições: </text:span><text:span text:style-name="T13">Ter acesso a esse campo relatórios de </text:span><text:span text:style-name="T14">Frequências.</text:span></text:p>
      <text:p text:style-name="P11"><text:span text:style-name="T4">Pós-condições: </text:span><text:span text:style-name="T13">Ter </text:span><text:span text:style-name="T14">Frequências</text:span><text:span text:style-name="T13"> disponíveis para serem listadas no sistema</text:span></text:p>
      <text:p text:style-name="P53"/>
      <text:p text:style-name="P54">Fluxo principal</text:p>
      <text:p text:style-name="P27"><text:tab/>1. <text:s/>Usuário seleciona no menu o botão relatórios de <text:span text:style-name="T26">Frequência.</text:span></text:p>
      <text:p text:style-name="P27"/>
      <text:p text:style-name="P27"><text:tab/>2. <text:s/>O sistema requisita uma data um período.</text:p>
      <text:p text:style-name="P27"/>
      <text:p text:style-name="P27"><text:tab/>3. O sistema requisita uma turma<text:tab/></text:p>
      <text:p text:style-name="P27"/>
      <text:p text:style-name="P27"><text:tab/>4. <text:s/>Usuário informa ao sistema o período e a data desejada.</text:p>
      <text:p text:style-name="P27"/>
      <text:p text:style-name="P27"><text:tab/>5. Usuário informa ao sistema a turma desejada.</text:p>
      <text:p text:style-name="P27"/>
      <text:p text:style-name="P27"><text:tab/>4. Sistema retorna com <text:span text:style-name="T26">o relatório</text:span> com a <text:span text:style-name="T26">frequência</text:span> <text:span text:style-name="T26">dos alunos</text:span>.</text:p>
      <text:p text:style-name="P54"/>
      <text:p text:style-name="P67"/>
      <text:p text:style-name="P54">Fluxos alternativos</text:p>
      <text:p text:style-name="P62">[FA 001]</text:p>
      <text:p text:style-name="P64">6.1 Usuário cancela a visualização do relatório de <text:span text:style-name="T26">funcionários</text:span> selecionando o botão Cancelar visualização.</text:p>
      <text:p text:style-name="P56"/>
      <text:p text:style-name="P54">Fluxos de erro</text:p>
      <text:p text:style-name="P62">[FE 001]</text:p>
      <text:p text:style-name="P63"/>
      <text:p text:style-name="P27"><text:s text:c="13"/>1.1 Se não estiver cadastrado no sistema nenhum aluno.</text:p>
      <text:p text:style-name="P25"/>
      <text:p text:style-name="P62"/>
      <text:p text:style-name="P62"><text:soft-page-break/></text:p>
      <text:p text:style-name="P62">[FE 002]</text:p>
      <text:p text:style-name="P63"/>
      <text:p text:style-name="P2"><text:span text:style-name="T24"><text:s text:c="7"/></text:span><text:span text:style-name="T1"><text:s text:c="7"/>2.1 Se for informada uma data invalida o sistema informa ao usuário.</text:span></text:p>
      <text:p text:style-name="P54"/>
      <text:p text:style-name="P54"><text:tab/>[FE 002]</text:p>
      <text:p text:style-name="P25"><text:tab/></text:p>
      <text:p text:style-name="P25"><text:tab/>3.1 Se for informada uma turma invalida o sistema informa ao usuário.</text:p>
      <text:p text:style-name="P54"/>
      <text:p text:style-name="P52"/>
      <text:p text:style-name="P8"><text:span text:style-name="T4">[UC07]</text:span><text:span text:style-name="T15"> </text:span><text:span text:style-name="T16">Relatório</text:span><text:span text:style-name="T15"> Turmas</text:span></text:p>
      <table:table table:name="Tabela9" table:style-name="Tabela9">
        <table:table-column table:style-name="Tabela9.A"/>
        <table:table-column table:style-name="Tabela9.B"/>
        <table:table-row>
          <table:table-cell table:style-name="Tabela9.A1" office:value-type="string">
            <text:p text:style-name="P17">Ator(es):</text:p>
          </table:table-cell>
          <table:table-cell table:style-name="Tabela9.B1" office:value-type="string">
            <text:p text:style-name="P20"><text:span text:style-name="T26">Funcionário</text:span></text:p>
          </table:table-cell>
        </table:table-row>
      </table:table>
      <text:p text:style-name="P53"/>
      <text:p text:style-name="P11"><text:span text:style-name="T4">Descrição: </text:span><text:span text:style-name="T13"><text:s/>Permite que o funcionário gere relatórios de Turmas.</text:span></text:p>
      <text:p text:style-name="P11"><text:span text:style-name="T4">Pré-condições: </text:span><text:span text:style-name="T13">Ter acesso a esse campo relatórios de </text:span><text:span text:style-name="T14">Frequências.</text:span></text:p>
      <text:p text:style-name="P11"><text:span text:style-name="T4">Pós-condições: </text:span><text:span text:style-name="T13">Ter Turmas disponíveis para serem listadas no sistema</text:span></text:p>
      <text:p text:style-name="P53"/>
      <text:p text:style-name="P54">Fluxo principal</text:p>
      <text:p text:style-name="P27"/>
      <text:p text:style-name="P27"><text:tab/>1. <text:s/>Usuário seleciona no menu o botão relatórios de Turmas.</text:p>
      <text:p text:style-name="P27"/>
      <text:p text:style-name="P27"><text:tab/>4. Sistema retorna com <text:span text:style-name="T26">o relatório</text:span> de turmas cadastradas.</text:p>
      <text:p text:style-name="P65"/>
      <text:p text:style-name="P67"/>
      <text:p text:style-name="P54">Fluxos alternativos</text:p>
      <text:p text:style-name="P62">[FA 001]</text:p>
      <text:p text:style-name="P64">7.1 Usuário cancela a visualização do relatório de <text:span text:style-name="T26">funcionários</text:span> selecionando o botão Cancelar visualização.</text:p>
      <text:p text:style-name="P54"/>
      <text:p text:style-name="P54">Fluxos de erro</text:p>
      <text:p text:style-name="P62">[FE 001]</text:p>
      <text:p text:style-name="P63"/>
      <text:p text:style-name="P27"><text:s text:c="13"/>1.1 Se não estiver cadastrado no sistema nenhuma turma.</text:p>
      <text:p text:style-name="P54"/>
      <text:p text:style-name="P8"><text:span text:style-name="T4"/></text:p>
      <text:p text:style-name="P8"><text:span text:style-name="T4"/></text:p>
      <text:p text:style-name="P8"><text:span text:style-name="T4"/></text:p>
      <text:p text:style-name="P8"><text:span text:style-name="T4"/></text:p>
      <text:p text:style-name="P8"><text:soft-page-break/><text:span text:style-name="T4">[UC08]</text:span><text:span text:style-name="T15"> Gerenciar Funcionários</text:span></text:p>
      <table:table table:name="Tabela10" table:style-name="Tabela10">
        <table:table-column table:style-name="Tabela10.A"/>
        <table:table-column table:style-name="Tabela10.B"/>
        <table:table-row>
          <table:table-cell table:style-name="Tabela10.A1" office:value-type="string">
            <text:p text:style-name="P17">Ator(es):</text:p>
          </table:table-cell>
          <table:table-cell table:style-name="Tabela10.B1" office:value-type="string">
            <text:p text:style-name="P20"><text:span text:style-name="T26">Funcionário</text:span></text:p>
          </table:table-cell>
        </table:table-row>
      </table:table>
      <text:p text:style-name="P53"/>
      <text:p text:style-name="P11"><text:span text:style-name="T4">Descrição: </text:span><text:span text:style-name="T13"><text:s/>Funcionário efetua cadastro de determinado </text:span><text:span text:style-name="T14">Funcionário</text:span><text:span text:style-name="T13"> no sistema.</text:span></text:p>
      <text:p text:style-name="P11"><text:span text:style-name="T4">Pré-condições: </text:span><text:span text:style-name="T13">Funcio</text:span><text:span text:style-name="T14">ná</text:span><text:span text:style-name="T13">rio não estar cadastrado.</text:span></text:p>
      <text:p text:style-name="P11"><text:span text:style-name="T4">Pós-condições: </text:span><text:span text:style-name="T13">Funcion</text:span><text:span text:style-name="T14">á</text:span><text:span text:style-name="T13">rios está cadastrado, para utilizar o sistema, e ser vinculado a turma.</text:span></text:p>
      <text:p text:style-name="P53"/>
      <text:p text:style-name="P54">Fluxo principal</text:p>
      <text:p text:style-name="P27"><text:tab/></text:p>
      <text:p text:style-name="P27"><text:tab/>1. <text:s/>Usuário seleciona o botão Cadastrar Alunos no menu do sistema.</text:p>
      <text:p text:style-name="P27"/>
      <text:p text:style-name="P27"><text:tab/>2. <text:s/>O sistema retorna uma tela com o formulário para o cadastro de <text:span text:style-name="T26">Funcionário.</text:span></text:p>
      <text:p text:style-name="P27"/>
      <text:p text:style-name="P27"><text:tab/>3. <text:s/>Usuário preenche os campos do formulário. <text:s/></text:p>
      <text:p text:style-name="P25"/>
      <text:p text:style-name="P27"><text:tab/>4. <text:s/>Usuário conclui o cadastro selecionando o botão Concluir Cadastro.</text:p>
      <text:p text:style-name="P25"/>
      <text:p text:style-name="P27"><text:s text:c="10"/><text:tab/>5. Sistema retorna mensagem: Cadastro de <text:span text:style-name="T26">Funcionário</text:span> concluído. </text:p>
      <text:p text:style-name="P27"/>
      <text:p text:style-name="P67"/>
      <text:p text:style-name="P54">Fluxos alternativos</text:p>
      <text:p text:style-name="P62">[FA 001]</text:p>
      <text:p text:style-name="P63"/>
      <text:p text:style-name="P27">1.3 Sistema disponibiliza ao usuário botões com as opções para alteração, exclusão ou consulta.</text:p>
      <text:p text:style-name="P25"/>
      <text:p text:style-name="P27">1.3.1. Usuário seleciona a opção desejada.</text:p>
      <text:p text:style-name="P25"/>
      <text:p text:style-name="P27">1.3.2. Sistema disponibiliza campo para preenchimento da identificação do <text:span text:style-name="T26">Funcionário</text:span></text:p>
      <text:p text:style-name="P25"/>
      <text:p text:style-name="P27">1.3.3. Usuário informa a identificação do <text:span text:style-name="T26">Funcionário</text:span></text:p>
      <text:p text:style-name="P25"/>
      <text:p text:style-name="P27">1.3.3.1. Se for uma consulta o sistema informa os dados do <text:span text:style-name="T26">Funcionário</text:span> procurado</text:p>
      <text:p text:style-name="P25"/>
      <text:p text:style-name="P27">1.3.3.2. Se for uma exclusão o sistema informa os dados e disponibiliza o botão para excluir <text:span text:style-name="T26">Funcionário</text:span></text:p>
      <text:p text:style-name="P25"/>
      <text:p text:style-name="P25"/>
      <text:p text:style-name="P27">1.3.3.3. Se for uma alteração o sistema disponibiliza ao usuário os campos do formulário com os dados para serem alterados.</text:p>
      <text:p text:style-name="P25"/>
      <text:p text:style-name="P27">1.3.3.3.1. Usuário informa os dados atualizados.</text:p>
      <text:p text:style-name="P25"/>
      <text:p text:style-name="P27">1.3.3.3.2. Sistema disponibiliza um botão para Concluir alteração.</text:p>
      <text:p text:style-name="P25"/>
      <text:p text:style-name="P63"/>
      <text:p text:style-name="P54"/>
      <text:p text:style-name="P54"/>
      <text:p text:style-name="P54"><text:soft-page-break/>Fluxos de erro</text:p>
      <text:p text:style-name="P62">[FE 001]</text:p>
      <text:p text:style-name="P63"/>
      <text:p text:style-name="P27"><text:s text:c="12"/>4.1 Se o <text:span text:style-name="T26">Funcionário</text:span> já estiver cadastrado o programa exibe a mensagem: <text:span text:style-name="T26">Funcionário</text:span> já cadastrado.</text:p>
      <text:p text:style-name="P25"/>
      <text:p text:style-name="P62">[FE 002]</text:p>
      <text:p text:style-name="P27"><text:s text:c="7"/></text:p>
      <text:p text:style-name="P38"><text:s text:c="12"/>5.1 Se o formulário não estiver totalmente preenchido o sistema retorna mensagem: Campos não preenchidos.</text:p>
      <text:p text:style-name="P38"/>
      <text:p text:style-name="P8"><text:span text:style-name="T4">[UC09]</text:span><text:span text:style-name="T15"> Consulta </text:span><text:span text:style-name="T16">Horarios</text:span></text:p>
      <table:table table:name="Tabela11" table:style-name="Tabela11">
        <table:table-column table:style-name="Tabela11.A"/>
        <table:table-column table:style-name="Tabela11.B"/>
        <table:table-row>
          <table:table-cell table:style-name="Tabela11.A1" office:value-type="string">
            <text:p text:style-name="P17">Ator(es):</text:p>
          </table:table-cell>
          <table:table-cell table:style-name="Tabela11.B1" office:value-type="string">
            <text:p text:style-name="P20">Aluno</text:p>
          </table:table-cell>
        </table:table-row>
      </table:table>
      <text:p text:style-name="P53"/>
      <text:p text:style-name="P11"><text:span text:style-name="T4">Descrição: </text:span><text:span text:style-name="T13">Aluno efetuará consulta dos seus </text:span><text:span text:style-name="T14">horários</text:span><text:span text:style-name="T13"> de aula.</text:span></text:p>
      <text:p text:style-name="P11"><text:span text:style-name="T4">Pré-condições: </text:span><text:span text:style-name="T13">Aluno ter acesso a essa opção no sistema.</text:span></text:p>
      <text:p text:style-name="P11"><text:span text:style-name="T4">Pós-condições: </text:span><text:span text:style-name="T13">Ter matricula em alguma turma.</text:span></text:p>
      <text:p text:style-name="P53"/>
      <text:p text:style-name="P54">Fluxo principal</text:p>
      <text:p text:style-name="P66">1 . Aluno seleciona o botão Consulta <text:span text:style-name="T26">Horários</text:span></text:p>
      <text:p text:style-name="P66">2. Sistema Solicita a ele que insira a sua matricula.[FA001]</text:p>
      <text:p text:style-name="P66">4. Sistema Retorna sua turma e a grade de <text:span text:style-name="T26">horários</text:span> das suas aulas.</text:p>
      <text:p text:style-name="P65"/>
      <text:p text:style-name="P54">Fluxos alternativos</text:p>
      <text:p text:style-name="P62">[FA 001]</text:p>
      <text:p text:style-name="P66">2.1 Solicita a Digitação da Matricula até que seja digitada uma matricula valida.</text:p>
      <text:p text:style-name="P36"/>
      <text:p text:style-name="P9"><text:span text:style-name="T1"><text:s text:c="6"/></text:span><text:span text:style-name="T4">Fluxos de erro</text:span></text:p>
      <text:p text:style-name="P9"><text:span text:style-name="T4"><text:tab/></text:span><text:span text:style-name="T5">1.1 Não listará </text:span><text:span text:style-name="T6">horários</text:span><text:span text:style-name="T5"> com matricula inexistente.</text:span></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Arial" svg:font-family="Arial"/>
    <style:font-face style:name="Arial Black" svg:font-family="'Arial Black'"/>
    <style:font-face style:name="Calibri1" svg:font-family="Calibri"/>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16T11:07:16.62</dc:date>
    <meta:editing-duration>P0D</meta:editing-duration>
    <meta:editing-cycles>1</meta:editing-cycles>
    <meta:document-statistic meta:table-count="11" meta:image-count="0" meta:object-count="4" meta:page-count="16" meta:paragraph-count="304" meta:word-count="2527" meta:character-count="16724" meta:non-whitespace-character-count="13954"/>
    <meta:generator>LibreOffice/4.0.3.3$Windows_x86 LibreOffice_project/0eaa50a932c8f2199a615e1eb30f7ac74279539</meta:generator>
  </office:meta>
</office:document-meta>
</file>